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1" svg:font-family="Carlito"/>
    <style:font-face style:name="DejaVu Sans1" svg:font-family="'DejaVu Sans'"/>
    <style:font-face style:name="Liberation Serif2" svg:font-family="'Liberation Serif'"/>
    <style:font-face style:name="OpenSymbol1" svg:font-family="OpenSymbol"/>
    <style:font-face style:name="Arial Black" svg:font-family="'Arial Black'" style:font-family-generic="roman"/>
    <style:font-face style:name="Carlito" svg:font-family="Carlito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OpenSymbol" svg:font-family="OpenSymbol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81a1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1.73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6.2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5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9.03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7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9cm" fo:min-width="4.91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17cm" svg:stroke-color="#d9d9d9" draw:stroke-linejoin="round" svg:stroke-linecap="butt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1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3465a4" draw:fill="none" draw:fill-color="#ffffff" fo:min-height="1.8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9cm" fo:min-width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6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7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0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9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0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8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4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6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9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9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4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7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4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2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1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1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9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6.53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5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0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9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8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7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6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3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9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6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4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17.78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4.80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2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7.75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8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5.90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46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6.01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6.08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8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9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0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8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8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4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1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0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0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7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0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6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8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6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7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9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5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0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6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0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1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2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3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4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7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9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9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9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04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0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23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0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6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11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1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4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68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1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0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8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6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8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7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20.38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21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4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textarea-horizontal-align="justify" draw:textarea-vertical-align="middle" draw:auto-grow-height="false" fo:min-height="0.1cm" fo:min-width="0.613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2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5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7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17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8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1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14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9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3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3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3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72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38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68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1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38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23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1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77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3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29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4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76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38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17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33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5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05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28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4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35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84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1.035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1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6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187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23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52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3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02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61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48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21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15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383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65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87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68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65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92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2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7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82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63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91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13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14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05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94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svg:stroke-color="#3465a4" draw:fill="none" draw:fill-color="#ffffff" fo:min-height="0.159cm"/>
      <style:paragraph-properties style:writing-mode="lr-tb"/>
    </style:style>
    <style:style style:name="P1" style:family="paragraph">
      <loext:graphic-properties draw:fill="solid" draw:fill-color="#181a1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7.5pt" style:font-size-asian="27.5pt" style:font-size-complex="27.5pt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style:writing-mode="lr-tb"/>
      <style:text-properties fo:font-size="12pt" fo:text-shadow="1pt 1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9" style:family="paragraph">
      <loext:graphic-properties draw:fill="none" draw:fill-color="#ffffff"/>
    </style:style>
    <style:style style:name="P10" style:family="paragraph">
      <style:text-properties fo:color="#55308d" fo:text-shadow="1pt 1pt" fo:font-weight="bold" fo:background-color="#b2b2b2"/>
    </style:style>
    <style:style style:name="P11" style:family="paragraph">
      <loext:graphic-properties draw:fill="none" draw:fill-color="#ffffff"/>
      <style:text-properties fo:color="#55308d" fo:font-size="32pt" fo:text-shadow="1pt 1pt" fo:font-weight="bold" fo:background-color="#b2b2b2" style:font-size-asian="32pt" style:font-size-complex="32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fo:line-height="100%" fo:text-align="start" style:writing-mode="lr-tb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e8e6e3" style:font-name="DejaVu Sans1" fo:font-size="27.5pt" style:font-size-asian="27.5pt" style:font-name-complex="DejaVu Sans1" style:font-size-complex="27.5pt"/>
    </style:style>
    <style:style style:name="T2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3" style:family="text">
      <style:text-properties fo:color="#000000" style:font-name="Liberation Serif2" fo:font-size="26pt" fo:text-shadow="1pt 1pt" style:text-underline-style="solid" style:text-underline-width="auto" style:text-underline-color="font-color" fo:font-weight="bold" style:font-size-asian="26pt" style:font-weight-asian="bold" style:font-name-complex="Liberation Serif2" style:font-size-complex="26pt" style:font-weight-complex="bold"/>
    </style:style>
    <style:style style:name="T4" style:family="text">
      <style:text-properties fo:color="#000000" style:font-name="Carlito1" fo:font-size="11pt" fo:font-weight="bold" style:font-size-asian="11pt" style:font-name-complex="Carlito1" style:font-size-complex="11pt" style:font-weight-complex="bold"/>
    </style:style>
    <style:style style:name="T5" style:family="text">
      <style:text-properties fo:color="#7f7f7f" style:font-name="Carlito1" fo:font-size="11pt" style:font-size-asian="11pt" style:font-name-complex="Carlito1" style:font-size-complex="11pt"/>
    </style:style>
    <style:style style:name="T6" style:family="text">
      <style:text-properties fo:color="#55308d" fo:font-size="44pt" fo:text-shadow="1pt 1pt" fo:font-weight="bold" fo:background-color="#b2b2b2" style:font-size-asian="44pt" style:font-size-complex="44pt"/>
    </style:style>
    <style:style style:name="T7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8" style:family="text">
      <style:text-properties fo:color="#000000" style:font-name="Carlito1" fo:font-size="11pt" style:font-size-asian="11pt" style:font-name-complex="Carlito1" style:font-size-complex="11pt"/>
    </style:style>
    <style:style style:name="T9" style:family="text">
      <style:text-properties fo:color="#000000" style:font-name="OpenSymbol1" fo:font-size="11pt" style:font-size-asian="11pt" style:font-name-complex="OpenSymbol1" style:font-size-complex="11pt"/>
    </style:style>
    <style:style style:name="T10" style:family="text">
      <style:text-properties fo:color="#000000" style:font-name="Liberation Serif2" fo:font-size="7pt" style:font-size-asian="7pt" style:font-name-complex="Liberation Serif2" style:font-size-complex="7pt"/>
    </style:style>
    <style:style style:name="T11" style:family="text">
      <style:text-properties fo:color="#000000" style:font-name="Liberation Serif2" fo:font-size="14pt" fo:font-style="normal" fo:text-shadow="1pt 1pt" fo:font-weight="bold" style:font-size-asian="14pt" style:font-style-asian="normal" style:font-weight-asian="bold" style:font-name-complex="Liberation Serif2" style:font-size-complex="14pt" style:font-style-complex="normal" style:font-weight-complex="bold"/>
    </style:style>
    <style:style style:name="T12" style:family="text">
      <style:text-properties fo:color="#000000" style:font-name="Liberation Serif2" fo:font-size="12pt" fo:font-weight="bold" style:font-size-asian="12pt" style:font-weight-asian="bold" style:font-name-complex="Liberation Serif2" style:font-size-complex="12pt" style:font-weight-complex="bold"/>
    </style:style>
    <style:style style:name="T13" style:family="text">
      <style:text-properties fo:color="#000000" style:font-name="Liberation Serif2" fo:font-size="20pt" fo:font-weight="bold" style:font-size-asian="20pt" style:font-weight-asian="bold" style:font-name-complex="Liberation Serif2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yB ( Develop Your Business)" draw:style-name="dp1" draw:master-page-name="master-page3">
        <draw:polygon draw:style-name="gr1" draw:text-style-name="P1" draw:layer="layout" svg:width="16.51cm" svg:height="2.258cm" svg:x="2.54cm" svg:y="2.542cm" svg:viewBox="0 0 16511 2259" draw:points="0,0 16511,0 16511,2259 0,2259">
          <text:p/>
        </draw:polygon>
        <draw:polygon draw:style-name="gr1" draw:text-style-name="P1" draw:layer="layout" svg:width="16.51cm" svg:height="2.258cm" svg:x="2.54cm" svg:y="2.542cm" svg:viewBox="0 0 16511 2259" draw:points="0,0 16511,0 16511,2259 0,2259">
          <text:p/>
        </draw:polygon>
        <draw:frame draw:style-name="gr2" draw:text-style-name="P3" draw:layer="layout" svg:width="11.733cm" svg:height="1.132cm" svg:x="2.544cm" svg:y="2.545cm">
          <draw:text-box>
            <text:p text:style-name="P2"><text:span text:style-name="T1">Software Requirements </text:span></text:p>
          </draw:text-box>
        </draw:frame>
        <draw:frame draw:style-name="gr3" draw:text-style-name="P3" draw:layer="layout" svg:width="6.225cm" svg:height="1.132cm" svg:x="2.544cm" svg:y="3.674cm">
          <draw:text-box>
            <text:p text:style-name="P2"><text:span text:style-name="T1">Specification</text:span></text:p>
          </draw:text-box>
        </draw:frame>
        <draw:frame draw:style-name="gr4" draw:text-style-name="P4" draw:layer="layout" svg:width="6.153cm" svg:height="0.471cm" svg:x="7.719cm" svg:y="4.818cm">
          <draw:text-box>
            <text:p text:style-name="P2"><text:span text:style-name="T2">Software Requirement Specification</text:span></text:p>
          </draw:text-box>
        </draw:frame>
        <draw:frame draw:style-name="gr5" draw:text-style-name="P4" draw:layer="layout" svg:width="0.59cm" svg:height="0.471cm" svg:x="10.71cm" svg:y="6.9cm">
          <draw:text-box>
            <text:p text:style-name="P2"><text:span text:style-name="T2">F</text:span><text:span text:style-name="T2">o</text:span><text:span text:style-name="T2">r</text:span></text:p>
          </draw:text-box>
        </draw:frame>
        <draw:frame draw:style-name="gr6" draw:text-style-name="P5" draw:layer="layout" svg:width="9.036cm" svg:height="1.017cm" svg:x="6.7cm" svg:y="10.983cm">
          <draw:text-box>
            <text:p text:style-name="P2"><text:span text:style-name="T3">Develop Your </text:span><text:span text:style-name="T3">Business</text:span></text:p>
          </draw:text-box>
        </draw:frame>
        <draw:frame draw:style-name="gr7" draw:text-style-name="P4" draw:layer="layout" svg:width="1.975cm" svg:height="0.471cm" svg:x="9.811cm" svg:y="13.027cm">
          <draw:text-box>
            <text:p text:style-name="P2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 </text:span><text:span text:style-name="T2">1</text:span><text:span text:style-name="T2">.</text:span><text:span text:style-name="T2">0</text:span></text:p>
          </draw:text-box>
        </draw:frame>
        <draw:frame draw:style-name="gr8" draw:text-style-name="P4" draw:layer="layout" svg:width="2.148cm" svg:height="0.471cm" svg:x="9.652cm" svg:y="18.629cm">
          <draw:text-box>
            <text:p text:style-name="P2"><text:span text:style-name="T2">Prepared by:</text:span></text:p>
          </draw:text-box>
        </draw:frame>
        <draw:frame draw:style-name="gr9" draw:text-style-name="P6" draw:layer="layout" svg:width="4.916cm" svg:height="1.9cm" svg:x="4.684cm" svg:y="20.6cm">
          <draw:text-box>
            <text:p text:style-name="P2"><text:span text:style-name="T2">Name <text:s/>: V.Ganesh Naik</text:span></text:p>
            <text:p text:style-name="P2"><text:span text:style-name="T2">ID no <text:s/>: R180366</text:span></text:p>
            <text:p text:style-name="P2"><text:span text:style-name="T2">Ph <text:s/>no : 8341522895</text:span></text:p>
          </draw:text-box>
        </draw:frame>
        <draw:line draw:style-name="gr10" draw:text-style-name="P7" draw:layer="layout" svg:x1="2.54cm" svg:y1="25.677cm" svg:x2="19.046cm" svg:y2="25.677cm">
          <text:p/>
        </draw:line>
        <draw:line draw:style-name="gr10" draw:text-style-name="P7" draw:layer="layout" svg:x1="2.54cm" svg:y1="25.677cm" svg:x2="19.046cm" svg:y2="25.677cm">
          <text:p/>
        </draw:line>
        <draw:frame draw:style-name="gr11" draw:text-style-name="P8" draw:layer="layout" svg:width="2.013cm" svg:height="0.454cm" svg:x="2.544cm" svg:y="25.741cm">
          <draw:text-box>
            <text:p text:style-name="P2"><text:span text:style-name="T4">1 | </text:span><text:span text:style-name="T5">P a g e</text:span></text:p>
          </draw:text-box>
        </draw:frame>
        <draw:frame draw:style-name="gr12" draw:text-style-name="P9" draw:layer="layout" svg:width="4.687cm" svg:height="1.865cm" svg:x="13.213cm" svg:y="20.535cm">
          <draw:text-box>
            <text:p><text:span text:style-name="T2">Name : V.Nagalatha</text:span></text:p>
            <text:p><text:span text:style-name="T2">ID no : R180250</text:span></text:p>
            <text:p><text:span text:style-name="T2">Ph no : 9849214081</text:span></text:p>
          </draw:text-box>
        </draw:frame>
        <draw:frame draw:style-name="gr13" draw:text-style-name="P11" draw:layer="layout" svg:width="5.4cm" svg:height="3.439cm" svg:x="8.9cm" svg:y="8.4cm">
          <draw:text-box>
            <text:p text:style-name="P10"><text:span text:style-name="T6"><text:s/></text:span><text:span text:style-name="T6">D</text:span><text:span text:style-name="T6">y</text:span><text:span text:style-name="T6">B</text:span><text:span text:style-name="T6"> </text:span><text:span text:style-name="T6"><text:s/></text:span></text:p>
          </draw:text-box>
        </draw:frame>
      </draw:page>
      <draw:page draw:name="INDEX" draw:style-name="dp1" draw:master-page-name="master-page30">
        <draw:frame draw:style-name="gr14" draw:text-style-name="P4" draw:layer="layout" svg:width="1.365cm" svg:height="0.471cm" svg:x="2.544cm" svg:y="8.032cm">
          <draw:text-box>
            <text:p text:style-name="P2"><text:span text:style-name="T7">INDEX</text:span></text:p>
          </draw:text-box>
        </draw:frame>
        <draw:frame draw:style-name="gr15" draw:text-style-name="P4" draw:layer="layout" svg:width="14.514cm" svg:height="0.471cm" svg:x="2.544cm" svg:y="8.872cm">
          <draw:text-box>
            <text:p text:style-name="P2"><text:span text:style-name="T7">1. </text:span><text:span text:style-name="T7">Introduction…………………………………………………………………</text:span><text:span text:style-name="T7">…..3-4</text:span></text:p>
          </draw:text-box>
        </draw:frame>
        <draw:frame draw:style-name="gr16" draw:text-style-name="P4" draw:layer="layout" svg:width="14.171cm" svg:height="0.471cm" svg:x="2.544cm" svg:y="9.711cm">
          <draw:text-box>
            <text:p text:style-name="P2"><text:span text:style-name="T2">1.1 </text:span><text:span text:style-name="T2">Purpose………………………………………………………………………</text:span><text:span text:style-name="T2">….3</text:span></text:p>
          </draw:text-box>
        </draw:frame>
        <draw:frame draw:style-name="gr16" draw:text-style-name="P4" draw:layer="layout" svg:width="14.171cm" svg:height="0.471cm" svg:x="2.544cm" svg:y="10.551cm">
          <draw:text-box>
            <text:p text:style-name="P2"><text:span text:style-name="T2">1.2 Document </text:span><text:span text:style-name="T2">Conventions…………………………………………………………3</text:span></text:p>
          </draw:text-box>
        </draw:frame>
        <draw:frame draw:style-name="gr17" draw:text-style-name="P4" draw:layer="layout" svg:width="14.15cm" svg:height="0.471cm" svg:x="2.544cm" svg:y="11.39cm">
          <draw:text-box>
            <text:p text:style-name="P2"><text:span text:style-name="T2">1.3 Intended Audience and Reading </text:span><text:span text:style-name="T2">Suggestions…………………………………..4</text:span></text:p>
          </draw:text-box>
        </draw:frame>
        <draw:frame draw:style-name="gr18" draw:text-style-name="P4" draw:layer="layout" svg:width="14.205cm" svg:height="0.471cm" svg:x="2.544cm" svg:y="12.23cm">
          <draw:text-box>
            <text:p text:style-name="P2"><text:span text:style-name="T2">1.4 Product </text:span><text:span text:style-name="T2">Scope……………………………………………………………….......4</text:span></text:p>
          </draw:text-box>
        </draw:frame>
        <draw:frame draw:style-name="gr17" draw:text-style-name="P4" draw:layer="layout" svg:width="14.15cm" svg:height="0.471cm" svg:x="2.544cm" svg:y="13.07cm">
          <draw:text-box>
            <text:p text:style-name="P2"><text:span text:style-name="T2">1.5 </text:span><text:span text:style-name="T2">References……………………………………………………………………</text:span><text:span text:style-name="T2">....4</text:span></text:p>
          </draw:text-box>
        </draw:frame>
        <draw:frame draw:style-name="gr19" draw:text-style-name="P4" draw:layer="layout" svg:width="14.497cm" svg:height="0.471cm" svg:x="2.544cm" svg:y="13.909cm">
          <draw:text-box>
            <text:p text:style-name="P2"><text:span text:style-name="T7">2. Overall </text:span><text:span text:style-name="T7">Description………………………………………………………..........4-6</text:span></text:p>
          </draw:text-box>
        </draw:frame>
        <draw:frame draw:style-name="gr20" draw:text-style-name="P4" draw:layer="layout" svg:width="14.141cm" svg:height="0.471cm" svg:x="2.544cm" svg:y="14.749cm">
          <draw:text-box>
            <text:p text:style-name="P2"><text:span text:style-name="T2">2.1 Product </text:span><text:span text:style-name="T2">perspective……………………………………………………………..4</text:span></text:p>
          </draw:text-box>
        </draw:frame>
        <draw:frame draw:style-name="gr21" draw:text-style-name="P4" draw:layer="layout" svg:width="14.209cm" svg:height="0.471cm" svg:x="2.544cm" svg:y="15.589cm">
          <draw:text-box>
            <text:p text:style-name="P2"><text:span text:style-name="T2">2.2 Product </text:span><text:span text:style-name="T2">Functions……………………………………………………………….5</text:span></text:p>
          </draw:text-box>
        </draw:frame>
        <draw:frame draw:style-name="gr22" draw:text-style-name="P4" draw:layer="layout" svg:width="14.184cm" svg:height="0.471cm" svg:x="2.544cm" svg:y="16.428cm">
          <draw:text-box>
            <text:p text:style-name="P2"><text:span text:style-name="T2">2.3 User Classes and </text:span><text:span text:style-name="T2">Characteristics………………………………………………..6</text:span></text:p>
          </draw:text-box>
        </draw:frame>
        <draw:frame draw:style-name="gr23" draw:text-style-name="P4" draw:layer="layout" svg:width="14.167cm" svg:height="0.471cm" svg:x="2.544cm" svg:y="17.268cm">
          <draw:text-box>
            <text:p text:style-name="P2"><text:span text:style-name="T2">2.4 Operating </text:span><text:span text:style-name="T2">Environment…………………………………………………………6</text:span></text:p>
          </draw:text-box>
        </draw:frame>
        <draw:frame draw:style-name="gr24" draw:text-style-name="P4" draw:layer="layout" svg:width="14.146cm" svg:height="0.471cm" svg:x="2.544cm" svg:y="18.107cm">
          <draw:text-box>
            <text:p text:style-name="P2"><text:span text:style-name="T2">2.5 Design and Implementation </text:span><text:span text:style-name="T2">Constraints………………………………………..6</text:span></text:p>
          </draw:text-box>
        </draw:frame>
        <draw:frame draw:style-name="gr25" draw:text-style-name="P4" draw:layer="layout" svg:width="14.463cm" svg:height="0.471cm" svg:x="2.544cm" svg:y="18.947cm">
          <draw:text-box>
            <text:p text:style-name="P2"><text:span text:style-name="T7">3. External Interface </text:span><text:span text:style-name="T7">Requirements……………………………………………...6-7</text:span></text:p>
          </draw:text-box>
        </draw:frame>
        <draw:frame draw:style-name="gr18" draw:text-style-name="P4" draw:layer="layout" svg:width="14.205cm" svg:height="0.471cm" svg:x="2.544cm" svg:y="19.787cm">
          <draw:text-box>
            <text:p text:style-name="P2"><text:span text:style-name="T2">3.1 User </text:span><text:span text:style-name="T2">Interfaces…………………………………………………………………..6</text:span></text:p>
          </draw:text-box>
        </draw:frame>
        <draw:frame draw:style-name="gr26" draw:text-style-name="P4" draw:layer="layout" svg:width="14.192cm" svg:height="0.471cm" svg:x="2.544cm" svg:y="20.626cm">
          <draw:text-box>
            <text:p text:style-name="P2"><text:span text:style-name="T2">3.2 Software </text:span><text:span text:style-name="T2">Interfaces……………………………………………………………...6</text:span></text:p>
          </draw:text-box>
        </draw:frame>
        <draw:frame draw:style-name="gr27" draw:text-style-name="P4" draw:layer="layout" svg:width="14.294cm" svg:height="0.471cm" svg:x="2.544cm" svg:y="21.466cm">
          <draw:text-box>
            <text:p text:style-name="P2"><text:span text:style-name="T2">3.3 Communications </text:span><text:span text:style-name="T2">Interfaces……………………………………………………...7</text:span></text:p>
          </draw:text-box>
        </draw:frame>
        <draw:frame draw:style-name="gr28" draw:text-style-name="P4" draw:layer="layout" svg:width="14.645cm" svg:height="0.471cm" svg:x="2.544cm" svg:y="22.305cm">
          <draw:text-box>
            <text:p text:style-name="P2"><text:span text:style-name="T7">4. System </text:span><text:span text:style-name="T7">Features………………………………………………………………….7-9</text:span></text:p>
          </draw:text-box>
        </draw:frame>
        <draw:frame draw:style-name="gr29" draw:text-style-name="P4" draw:layer="layout" svg:width="15.094cm" svg:height="0.471cm" svg:x="2.544cm" svg:y="23.145cm">
          <draw:text-box>
            <text:p text:style-name="P2"><text:span text:style-name="T2">4.1 Use Case Activity for </text:span><text:span text:style-name="T2">Customer……………………………………………………7-9</text:span></text:p>
          </draw:text-box>
        </draw:frame>
        <draw:frame draw:style-name="gr30" draw:text-style-name="P4" draw:layer="layout" svg:width="14.378cm" svg:height="0.471cm" svg:x="2.544cm" svg:y="23.985cm">
          <draw:text-box>
            <text:p text:style-name="P2"><text:span text:style-name="T2">4.2 Use Case Activity for </text:span><text:span text:style-name="T2">Admin…………………………………………………….9</text:span></text:p>
          </draw:text-box>
        </draw:frame>
        <draw:frame draw:style-name="gr31" draw:text-style-name="P4" draw:layer="layout" svg:width="14.51cm" svg:height="0.471cm" svg:x="2.544cm" svg:y="24.824cm">
          <draw:text-box>
            <text:p text:style-name="P2"><text:span text:style-name="T7">5. Other Non-Functional </text:span><text:span text:style-name="T7">Requirements…………………………………………..10</text:span></text:p>
          </draw:text-box>
        </draw:frame>
        <draw:line draw:style-name="gr10" draw:text-style-name="P7" draw:layer="layout" svg:x1="2.54cm" svg:y1="25.677cm" svg:x2="19.046cm" svg:y2="25.677cm">
          <text:p/>
        </draw:line>
        <draw:line draw:style-name="gr10" draw:text-style-name="P7" draw:layer="layout" svg:x1="2.54cm" svg:y1="25.677cm" svg:x2="19.046cm" svg:y2="25.677cm">
          <text:p/>
        </draw:line>
        <draw:frame draw:style-name="gr11" draw:text-style-name="P8" draw:layer="layout" svg:width="2.013cm" svg:height="0.454cm" svg:x="2.544cm" svg:y="25.741cm">
          <draw:text-box>
            <text:p text:style-name="P2"><text:span text:style-name="T4">2 | </text:span><text:span text:style-name="T5">P a g e</text:span></text:p>
          </draw:text-box>
        </draw:frame>
      </draw:page>
      <draw:page draw:name="INTRODUCTION" draw:style-name="dp1" draw:master-page-name="master-page3">
        <draw:frame draw:style-name="gr32" draw:text-style-name="P4" draw:layer="layout" svg:width="14.349cm" svg:height="0.471cm" svg:x="2.544cm" svg:y="2.56cm">
          <draw:text-box>
            <text:p text:style-name="P2"><text:span text:style-name="T2">5.1 Performance </text:span><text:span text:style-name="T2">Requirements……………………………………………………..10</text:span></text:p>
          </draw:text-box>
        </draw:frame>
        <draw:frame draw:style-name="gr33" draw:text-style-name="P8" draw:layer="layout" svg:width="0.624cm" svg:height="0.454cm" svg:x="2.544cm" svg:y="3.417cm">
          <draw:text-box>
            <text:p text:style-name="P2"><text:span text:style-name="T8">5.2</text:span></text:p>
          </draw:text-box>
        </draw:frame>
        <draw:frame draw:style-name="gr34" draw:text-style-name="P4" draw:layer="layout" svg:width="13.815cm" svg:height="0.471cm" svg:x="3.179cm" svg:y="3.4cm">
          <draw:text-box>
            <text:p text:style-name="P2"><text:span text:style-name="T2">Security </text:span><text:span text:style-name="T2">Requirements…………………………………………………………..10</text:span></text:p>
          </draw:text-box>
        </draw:frame>
        <draw:frame draw:style-name="gr35" draw:text-style-name="P4" draw:layer="layout" svg:width="2.733cm" svg:height="0.471cm" svg:x="2.544cm" svg:y="7.605cm">
          <draw:text-box>
            <text:p text:style-name="P2"><text:span text:style-name="T7">1. Introduction</text:span></text:p>
          </draw:text-box>
        </draw:frame>
        <draw:frame draw:style-name="gr36" draw:text-style-name="P4" draw:layer="layout" svg:width="2.119cm" svg:height="0.471cm" svg:x="2.544cm" svg:y="8.445cm">
          <draw:text-box>
            <text:p text:style-name="P2"><text:span text:style-name="T7">1.1 Purpose</text:span></text:p>
          </draw:text-box>
        </draw:frame>
        <draw:frame draw:style-name="gr37" draw:text-style-name="P6" draw:layer="layout" svg:width="14.091cm" svg:height="0.471cm" svg:x="2.544cm" svg:y="9.284cm">
          <draw:text-box draw:corner-radius="12.656cm">
            <text:p text:style-name="P2"><text:span text:style-name="T2">This software is specially developed for <text:s/>Every people (Poor,Middle class &amp; </text:span><text:span text:style-name="T2">Rich).</text:span></text:p>
          </draw:text-box>
        </draw:frame>
        <draw:frame draw:style-name="gr38" draw:text-style-name="P8" draw:layer="layout" svg:width="0.387cm" svg:height="0.387cm" svg:x="3.179cm" svg:y="10.719cm">
          <draw:text-box>
            <text:p text:style-name="P2"><text:span text:style-name="T9"></text:span></text:p>
          </draw:text-box>
        </draw:frame>
        <draw:frame draw:style-name="gr39" draw:text-style-name="P4" draw:layer="layout" svg:width="16.533cm" svg:height="0.941cm" svg:x="3.814cm" svg:y="10.611cm">
          <draw:text-box>
            <text:p text:style-name="P2"><text:span text:style-name="T2">What ever the Customer is doing business ,he/she can able to develop their </text:span><text:span text:style-name="T2">Business through this </text:span></text:p>
            <text:p text:style-name="P2"><text:span text:style-name="T2">Software.</text:span></text:p>
          </draw:text-box>
        </draw:frame>
        <draw:frame draw:style-name="gr40" draw:text-style-name="P4" draw:layer="layout" svg:width="15.53cm" svg:height="0.471cm" svg:x="3.044cm" svg:y="9.929cm">
          <draw:text-box>
            <text:p text:style-name="P2"><text:span text:style-name="T2">The main purpose of this Software is to give Employment to everyone in </text:span><text:span text:style-name="T2">their desired field.</text:span></text:p>
          </draw:text-box>
        </draw:frame>
        <draw:frame draw:style-name="gr38" draw:text-style-name="P8" draw:layer="layout" svg:width="0.387cm" svg:height="0.387cm" svg:x="3.179cm" svg:y="11.693cm">
          <draw:text-box>
            <text:p text:style-name="P2"><text:span text:style-name="T9"></text:span></text:p>
          </draw:text-box>
        </draw:frame>
        <draw:frame draw:style-name="gr41" draw:text-style-name="P4" draw:layer="layout" svg:width="9.959cm" svg:height="0.471cm" svg:x="3.814cm" svg:y="11.585cm">
          <draw:text-box>
            <text:p text:style-name="P2"><text:span text:style-name="T2">There is no age limit to do Business through this Software.</text:span></text:p>
          </draw:text-box>
        </draw:frame>
        <draw:frame draw:style-name="gr38" draw:text-style-name="P8" draw:layer="layout" svg:width="0.387cm" svg:height="0.387cm" svg:x="3.179cm" svg:y="12.18cm">
          <draw:text-box>
            <text:p text:style-name="P2"><text:span text:style-name="T9"></text:span></text:p>
          </draw:text-box>
        </draw:frame>
        <draw:frame draw:style-name="gr42" draw:text-style-name="P4" draw:layer="layout" svg:width="15.102cm" svg:height="0.471cm" svg:x="3.814cm" svg:y="12.071cm">
          <draw:text-box>
            <text:p text:style-name="P2"><text:span text:style-name="T2">It gives more profit to the traders ,and all the Customers will Satisfies with </text:span><text:span text:style-name="T2">this Software.</text:span></text:p>
          </draw:text-box>
        </draw:frame>
        <draw:frame draw:style-name="gr43" draw:text-style-name="P4" draw:layer="layout" svg:width="12.893cm" svg:height="0.471cm" svg:x="3.814cm" svg:y="12.558cm">
          <draw:text-box>
            <text:p text:style-name="P2"><text:span text:style-name="T2">This Software is going to bring a new Revolution over <text:s/>the World in Future.</text:span></text:p>
          </draw:text-box>
        </draw:frame>
        <draw:frame draw:style-name="gr38" draw:text-style-name="P8" draw:layer="layout" svg:width="0.387cm" svg:height="0.387cm" svg:x="3.179cm" svg:y="13.153cm">
          <draw:text-box>
            <text:p text:style-name="P2"><text:span text:style-name="T9"></text:span></text:p>
          </draw:text-box>
        </draw:frame>
        <draw:frame draw:style-name="gr44" draw:text-style-name="P4" draw:layer="layout" svg:width="8.985cm" svg:height="0.471cm" svg:x="3.814cm" svg:y="13.045cm">
          <draw:text-box>
            <text:p text:style-name="P2"><text:span text:style-name="T2">The Traders and The Customers will see Only Profit.</text:span></text:p>
          </draw:text-box>
        </draw:frame>
        <draw:frame draw:style-name="gr45" draw:text-style-name="P4" draw:layer="layout" svg:width="5.776cm" svg:height="0.471cm" svg:x="2.544cm" svg:y="13.885cm">
          <draw:text-box>
            <text:p text:style-name="P2"><text:span text:style-name="T7">1.2 Documentation Conventions</text:span></text:p>
          </draw:text-box>
        </draw:frame>
        <draw:frame draw:style-name="gr46" draw:text-style-name="P4" draw:layer="layout" svg:width="13.269cm" svg:height="0.471cm" svg:x="2.544cm" svg:y="14.724cm">
          <draw:text-box>
            <text:p text:style-name="P2"><text:span text:style-name="T2">The following documentation conventions are followed in preparing this </text:span><text:span text:style-name="T2">SRS:</text:span></text:p>
          </draw:text-box>
        </draw:frame>
        <draw:frame draw:style-name="gr38" draw:text-style-name="P8" draw:layer="layout" svg:width="0.387cm" svg:height="0.387cm" svg:x="3.179cm" svg:y="15.672cm">
          <draw:text-box>
            <text:p text:style-name="P2"><text:span text:style-name="T9"></text:span></text:p>
          </draw:text-box>
        </draw:frame>
        <draw:frame draw:style-name="gr47" draw:text-style-name="P4" draw:layer="layout" svg:width="9.84cm" svg:height="0.471cm" svg:x="3.814cm" svg:y="15.564cm">
          <draw:text-box>
            <text:p text:style-name="P2"><text:span text:style-name="T2">All keywords related to Develop Your Business Software.</text:span></text:p>
          </draw:text-box>
        </draw:frame>
        <draw:frame draw:style-name="gr38" draw:text-style-name="P8" draw:layer="layout" svg:width="0.387cm" svg:height="0.387cm" svg:x="3.179cm" svg:y="16.159cm">
          <draw:text-box>
            <text:p text:style-name="P2"><text:span text:style-name="T9"></text:span></text:p>
          </draw:text-box>
        </draw:frame>
        <draw:frame draw:style-name="gr48" draw:text-style-name="P4" draw:layer="layout" svg:width="7.44cm" svg:height="0.471cm" svg:x="3.814cm" svg:y="16.051cm">
          <draw:text-box>
            <text:p text:style-name="P2"><text:span text:style-name="T2">SRS – Software Requirement Specification.</text:span></text:p>
          </draw:text-box>
        </draw:frame>
        <draw:frame draw:style-name="gr38" draw:text-style-name="P8" draw:layer="layout" svg:width="0.387cm" svg:height="0.387cm" svg:x="3.179cm" svg:y="16.646cm">
          <draw:text-box>
            <text:p text:style-name="P2"><text:span text:style-name="T9"></text:span></text:p>
          </draw:text-box>
        </draw:frame>
        <draw:frame draw:style-name="gr49" draw:text-style-name="P4" draw:layer="layout" svg:width="5.137cm" svg:height="0.471cm" svg:x="3.814cm" svg:y="16.538cm">
          <draw:text-box>
            <text:p text:style-name="P2"><text:span text:style-name="T2">DyB _Develop Your Business</text:span></text:p>
          </draw:text-box>
        </draw:frame>
        <draw:frame draw:style-name="gr50" draw:text-style-name="P4" draw:layer="layout" svg:width="8.693cm" svg:height="0.471cm" svg:x="2.544cm" svg:y="17.377cm">
          <draw:text-box>
            <text:p text:style-name="P2"><text:span text:style-name="T7">1.3 Intended Audience and Reading Suggestions</text:span></text:p>
          </draw:text-box>
        </draw:frame>
        <draw:frame draw:style-name="gr38" draw:text-style-name="P8" draw:layer="layout" svg:width="0.387cm" svg:height="0.387cm" svg:x="3.113cm" svg:y="18.013cm">
          <draw:text-box>
            <text:p text:style-name="P2"><text:span text:style-name="T9"></text:span></text:p>
          </draw:text-box>
        </draw:frame>
        <draw:frame draw:style-name="gr51" draw:text-style-name="P4" draw:layer="layout" svg:width="8.265cm" svg:height="0.471cm" svg:x="3.7cm" svg:y="18cm">
          <draw:text-box>
            <text:p text:style-name="P2"><text:span text:style-name="T2">This document is created for the customers of 21</text:span></text:p>
          </draw:text-box>
        </draw:frame>
        <draw:frame draw:style-name="gr52" draw:text-style-name="P12" draw:layer="layout" svg:width="0.246cm" svg:height="0.276cm" svg:x="11.987cm" svg:y="17.796cm">
          <draw:text-box>
            <text:p text:style-name="P2"><text:span text:style-name="T10">st</text:span></text:p>
          </draw:text-box>
        </draw:frame>
        <draw:frame draw:style-name="gr53" draw:text-style-name="P4" draw:layer="layout" svg:width="5.747cm" svg:height="0.471cm" svg:x="12.2cm" svg:y="18.029cm">
          <draw:text-box>
            <text:p text:style-name="P2"><text:span text:style-name="T2"><text:s/></text:span><text:span text:style-name="T2">century who have a basic idea of </text:span></text:p>
          </draw:text-box>
        </draw:frame>
        <draw:frame draw:style-name="gr54" draw:text-style-name="P6" draw:layer="layout" svg:width="17.788cm" svg:height="1.411cm" svg:x="3.7cm" svg:y="18.4cm">
          <draw:text-box>
            <text:p text:style-name="P2"><text:span text:style-name="T2">today’s world <text:s/>in order to Self Employment and Development of their </text:span><text:span text:style-name="T2">Business.Creating </text:span></text:p>
            <text:p text:style-name="P2"><text:span text:style-name="T2">account in DyB and</text:span></text:p>
            <text:p text:style-name="P2"><text:span text:style-name="T2"><text:s/></text:span></text:p>
          </draw:text-box>
        </draw:frame>
        <draw:frame draw:style-name="gr55" draw:text-style-name="P4" draw:layer="layout" svg:width="14.806cm" svg:height="0.941cm" svg:x="7.194cm" svg:y="18.829cm">
          <draw:text-box>
            <text:p text:style-name="P2"><text:span text:style-name="T2">Uploading product of images and details in DyB and About Developing </text:span></text:p>
            <text:p text:style-name="P2"><text:span text:style-name="T2">Business process.</text:span></text:p>
          </draw:text-box>
        </draw:frame>
        <draw:frame draw:style-name="gr56" draw:text-style-name="P4" draw:layer="layout" svg:width="3.922cm" svg:height="0.471cm" svg:x="2.544cm" svg:y="20.03cm">
          <draw:text-box>
            <text:p text:style-name="P2"><text:span text:style-name="T7">1.4 Application Scope</text:span></text:p>
          </draw:text-box>
        </draw:frame>
        <draw:frame draw:style-name="gr57" draw:text-style-name="P6" draw:layer="layout" svg:width="17.756cm" svg:height="0.941cm" svg:x="3.244cm" svg:y="20.759cm">
          <draw:text-box>
            <text:p text:style-name="P2"><text:span text:style-name="T2">The scope of the <text:s/>developed “Develop Your Business </text:span><text:span text:style-name="T11">DyB</text:span><text:span text:style-name="T2">” software </text:span><text:span text:style-name="T2">package is,used</text:span></text:p>
          </draw:text-box>
        </draw:frame>
        <draw:frame draw:style-name="gr38" draw:text-style-name="P8" draw:layer="layout" svg:width="0.387cm" svg:height="0.387cm" svg:x="3.179cm" svg:y="21.817cm">
          <draw:text-box>
            <text:p text:style-name="P2"><text:span text:style-name="T9"></text:span></text:p>
          </draw:text-box>
        </draw:frame>
        <draw:frame draw:style-name="gr58" draw:text-style-name="P6" draw:layer="layout" svg:width="15.486cm" svg:height="0.471cm" svg:x="3.814cm" svg:y="21.709cm">
          <draw:text-box>
            <text:p text:style-name="P2"><text:span text:style-name="T2">To <text:s/>develop Local business to Global business. </text:span></text:p>
          </draw:text-box>
        </draw:frame>
        <draw:frame draw:style-name="gr38" draw:text-style-name="P8" draw:layer="layout" svg:width="0.387cm" svg:height="0.387cm" svg:x="3.179cm" svg:y="22.791cm">
          <draw:text-box>
            <text:p text:style-name="P2"><text:span text:style-name="T9"></text:span></text:p>
          </draw:text-box>
        </draw:frame>
        <draw:frame draw:style-name="gr59" draw:text-style-name="P6" draw:layer="layout" svg:width="15.906cm" svg:height="0.941cm" svg:x="3.894cm" svg:y="22.577cm">
          <draw:text-box>
            <text:p text:style-name="P2"><text:span text:style-name="T2">Every <text:s/>Citizen will use our application to develop his\her Businesss.</text:span></text:p>
          </draw:text-box>
        </draw:frame>
        <draw:frame draw:style-name="gr60" draw:text-style-name="P13" draw:layer="layout" svg:width="0.466cm" svg:height="0.6cm" svg:x="3.234cm" svg:y="23.3cm">
          <draw:text-box>
            <text:p text:style-name="P2"><text:span text:style-name="T9"></text:span></text:p>
          </draw:text-box>
        </draw:frame>
        <draw:frame draw:style-name="gr61" draw:text-style-name="P4" draw:layer="layout" svg:width="16.017cm" svg:height="0.941cm" svg:x="3.783cm" svg:y="23.159cm">
          <draw:text-box>
            <text:p text:style-name="P2"><text:span text:style-name="T2">To use our application the Traders have to pay small amount of money, So </text:span><text:span text:style-name="T2">that we can able to </text:span></text:p>
            <text:p text:style-name="P2"><text:span text:style-name="T2">Maintain the application.</text:span></text:p>
          </draw:text-box>
        </draw:frame>
        <draw:frame draw:style-name="gr38" draw:text-style-name="P8" draw:layer="layout" svg:width="0.387cm" svg:height="0.387cm" svg:x="3.179cm" svg:y="24.252cm">
          <draw:text-box>
            <text:p text:style-name="P2"><text:span text:style-name="T9"></text:span></text:p>
          </draw:text-box>
        </draw:frame>
        <draw:frame draw:style-name="gr62" draw:text-style-name="P4" draw:layer="layout" svg:width="16.089cm" svg:height="0.941cm" svg:x="3.814cm" svg:y="24.143cm">
          <draw:text-box>
            <text:p text:style-name="P2"><text:span text:style-name="T2">the application will navigate <text:s/>the users to use application and it will show </text:span><text:span text:style-name="T2">every option tutorial </text:span></text:p>
            <text:p text:style-name="P2"><text:span text:style-name="T2">to users.</text:span></text:p>
          </draw:text-box>
        </draw:frame>
        <draw:frame draw:style-name="gr63" draw:text-style-name="P13" draw:layer="layout" svg:width="0.387cm" svg:height="0.357cm" svg:x="3.113cm" svg:y="25.1cm">
          <draw:text-box>
            <text:p text:style-name="P2"><text:span text:style-name="T9"></text:span></text:p>
          </draw:text-box>
        </draw:frame>
        <draw:frame draw:style-name="gr64" draw:text-style-name="P4" draw:layer="layout" svg:width="16.592cm" svg:height="0.471cm" svg:x="3.7cm" svg:y="25cm">
          <draw:text-box>
            <text:p text:style-name="P2"><text:span text:style-name="T2">The application is User friendly and it is in multi language , so that everyone </text:span><text:span text:style-name="T2">will intract with s/w.</text:span></text:p>
          </draw:text-box>
        </draw:frame>
        <draw:line draw:style-name="gr10" draw:text-style-name="P7" draw:layer="layout" svg:x1="2.54cm" svg:y1="25.677cm" svg:x2="19.046cm" svg:y2="25.677cm">
          <text:p/>
        </draw:line>
        <draw:line draw:style-name="gr10" draw:text-style-name="P7" draw:layer="layout" svg:x1="2.594cm" svg:y1="25.7cm" svg:x2="19.1cm" svg:y2="25.7cm">
          <text:p/>
        </draw:line>
        <draw:frame draw:style-name="gr11" draw:text-style-name="P8" draw:layer="layout" svg:width="2.013cm" svg:height="0.454cm" svg:x="2.544cm" svg:y="25.741cm">
          <draw:text-box>
            <text:p text:style-name="P2"><text:span text:style-name="T4">3 | </text:span><text:span text:style-name="T5">P a g e</text:span></text:p>
          </draw:text-box>
        </draw:frame>
        <draw:frame draw:style-name="gr38" draw:text-style-name="P8" draw:layer="layout" svg:width="0.387cm" svg:height="0.387cm" svg:x="3.18cm" svg:y="11.694cm">
          <draw:text-box>
            <text:p text:style-name="P2"><text:span text:style-name="T9"></text:span></text:p>
          </draw:text-box>
        </draw:frame>
        <draw:frame draw:style-name="gr65" draw:text-style-name="P14" draw:layer="layout" svg:width="1.7cm" svg:height="0.937cm" svg:x="3.3cm" svg:y="12.1cm">
          <draw:text-box>
            <text:p>.</text:p>
          </draw:text-box>
        </draw:frame>
      </draw:page>
      <draw:page draw:name="Overall description" draw:style-name="dp1" draw:master-page-name="master-page3">
        <draw:frame draw:style-name="gr38" draw:text-style-name="P8" draw:layer="layout" svg:width="0.387cm" svg:height="0.387cm" svg:x="3.179cm" svg:y="2.669cm">
          <draw:text-box>
            <text:p text:style-name="P2"><text:span text:style-name="T9"></text:span></text:p>
          </draw:text-box>
        </draw:frame>
        <draw:frame draw:style-name="gr66" draw:text-style-name="P4" draw:layer="layout" svg:width="15.538cm" svg:height="0.471cm" svg:x="3.814cm" svg:y="2.56cm">
          <draw:text-box>
            <text:p text:style-name="P2"><text:span text:style-name="T2">There is a huge Scope to the Software ,because there is no similar Software </text:span><text:span text:style-name="T2">in our countery.</text:span></text:p>
          </draw:text-box>
        </draw:frame>
        <draw:frame draw:style-name="gr67" draw:text-style-name="P4" draw:layer="layout" svg:width="10.56cm" svg:height="0.471cm" svg:x="3.814cm" svg:y="3.047cm">
          <draw:text-box>
            <text:p text:style-name="P2"><text:span text:style-name="T2">Definately Everyone will make money by using this Software.</text:span></text:p>
          </draw:text-box>
        </draw:frame>
        <draw:frame draw:style-name="gr68" draw:text-style-name="P4" draw:layer="layout" svg:width="2.601cm" svg:height="0.471cm" svg:x="2.544cm" svg:y="4.727cm">
          <draw:text-box>
            <text:p text:style-name="P2"><text:span text:style-name="T7">1.5 References</text:span></text:p>
          </draw:text-box>
        </draw:frame>
        <draw:frame draw:style-name="gr69" draw:text-style-name="P4" draw:layer="layout" svg:width="9.789cm" svg:height="0.471cm" svg:x="2.544cm" svg:y="5.566cm">
          <draw:text-box>
            <text:p text:style-name="P2"><text:span text:style-name="T2">The following references are used in preparation this SRS</text:span></text:p>
          </draw:text-box>
        </draw:frame>
        <draw:frame draw:style-name="gr38" draw:text-style-name="P8" draw:layer="layout" svg:width="0.387cm" svg:height="0.387cm" svg:x="3cm" svg:y="6.408cm">
          <draw:text-box>
            <text:p text:style-name="P2"><text:span text:style-name="T9"></text:span></text:p>
          </draw:text-box>
        </draw:frame>
        <draw:frame draw:style-name="gr70" draw:text-style-name="P4" draw:layer="layout" svg:width="1.869cm" svg:height="0.471cm" svg:x="3.635cm" svg:y="6.3cm">
          <draw:text-box>
            <text:p text:style-name="P2"><text:span text:style-name="T2">Wikipedia.</text:span></text:p>
          </draw:text-box>
        </draw:frame>
        <draw:frame draw:style-name="gr71" draw:text-style-name="P4" draw:layer="layout" svg:width="3.918cm" svg:height="0.471cm" svg:x="2.544cm" svg:y="8.219cm">
          <draw:text-box>
            <text:p text:style-name="P2"><text:span text:style-name="T7">2. Overall description</text:span></text:p>
          </draw:text-box>
        </draw:frame>
        <draw:frame draw:style-name="gr72" draw:text-style-name="P4" draw:layer="layout" svg:width="4.24cm" svg:height="0.471cm" svg:x="2.544cm" svg:y="9.133cm">
          <draw:text-box>
            <text:p text:style-name="P2"><text:span text:style-name="T7">2.1 Product perspective</text:span></text:p>
          </draw:text-box>
        </draw:frame>
        <draw:frame draw:style-name="gr73" draw:text-style-name="P4" draw:layer="layout" svg:width="16.089cm" svg:height="0.471cm" svg:x="2.544cm" svg:y="10.043cm">
          <draw:text-box>
            <text:p text:style-name="P2"><text:span text:style-name="T2">The various system tools that have been used in developing both front end, </text:span><text:span text:style-name="T2">back end and other </text:span></text:p>
          </draw:text-box>
        </draw:frame>
        <draw:frame draw:style-name="gr74" draw:text-style-name="P4" draw:layer="layout" svg:width="9.142cm" svg:height="0.471cm" svg:x="2.544cm" svg:y="10.604cm">
          <draw:text-box>
            <text:p text:style-name="P2"><text:span text:style-name="T2">tools of the project are being discussed in this section.</text:span></text:p>
          </draw:text-box>
        </draw:frame>
        <draw:frame draw:style-name="gr75" draw:text-style-name="P4" draw:layer="layout" svg:width="2.622cm" svg:height="0.471cm" svg:x="2.544cm" svg:y="11.514cm">
          <draw:text-box>
            <text:p text:style-name="P2"><text:span text:style-name="T7">FRONT END:</text:span></text:p>
          </draw:text-box>
        </draw:frame>
        <draw:frame draw:style-name="gr76" draw:text-style-name="P4" draw:layer="layout" svg:width="11.512cm" svg:height="0.471cm" svg:x="2.544cm" svg:y="12.428cm">
          <draw:text-box>
            <text:p text:style-name="P2"><text:span text:style-name="T2">HTML, CSS, JAVASCRPIT are utilized to implement the frontend.</text:span></text:p>
          </draw:text-box>
        </draw:frame>
        <draw:frame draw:style-name="gr77" draw:text-style-name="P4" draw:layer="layout" svg:width="6.504cm" svg:height="0.471cm" svg:x="2.544cm" svg:y="13.338cm">
          <draw:text-box>
            <text:p text:style-name="P2"><text:span text:style-name="T7">HTML</text:span><text:span text:style-name="T2"> (Hyper text markup language)</text:span></text:p>
          </draw:text-box>
        </draw:frame>
        <draw:frame draw:style-name="gr78" draw:text-style-name="P4" draw:layer="layout" svg:width="10.903cm" svg:height="0.471cm" svg:x="2.544cm" svg:y="14.252cm">
          <draw:text-box>
            <text:p text:style-name="P2"><text:span text:style-name="T2">HTML is a syntax is used to format a text document on the web.</text:span></text:p>
          </draw:text-box>
        </draw:frame>
        <draw:frame draw:style-name="gr79" draw:text-style-name="P4" draw:layer="layout" svg:width="4.972cm" svg:height="0.471cm" svg:x="2.544cm" svg:y="15.162cm">
          <draw:text-box>
            <text:p text:style-name="P2"><text:span text:style-name="T7">CSS</text:span><text:span text:style-name="T2"> (Cascading style sheets)</text:span></text:p>
          </draw:text-box>
        </draw:frame>
        <draw:frame draw:style-name="gr80" draw:text-style-name="P4" draw:layer="layout" svg:width="15.403cm" svg:height="0.471cm" svg:x="2.544cm" svg:y="16.075cm">
          <draw:text-box>
            <text:p text:style-name="P2"><text:span text:style-name="T2">CSS is a style sheet language is used for describing the look and formatting </text:span><text:span text:style-name="T2">of a document </text:span></text:p>
          </draw:text-box>
        </draw:frame>
        <draw:frame draw:style-name="gr81" draw:text-style-name="P4" draw:layer="layout" svg:width="5.061cm" svg:height="0.471cm" svg:x="2.544cm" svg:y="16.633cm">
          <draw:text-box>
            <text:p text:style-name="P2"><text:span text:style-name="T2">written in a markup language.</text:span></text:p>
          </draw:text-box>
        </draw:frame>
        <draw:frame draw:style-name="gr82" draw:text-style-name="P4" draw:layer="layout" svg:width="2.788cm" svg:height="0.471cm" svg:x="2.544cm" svg:y="17.546cm">
          <draw:text-box>
            <text:p text:style-name="P2"><text:span text:style-name="T7">JAVASCRIPT </text:span></text:p>
          </draw:text-box>
        </draw:frame>
        <draw:frame draw:style-name="gr83" draw:text-style-name="P4" draw:layer="layout" svg:width="15.568cm" svg:height="0.471cm" svg:x="2.544cm" svg:y="18.457cm">
          <draw:text-box>
            <text:p text:style-name="P2"><text:span text:style-name="T2">JS is a dynamic computer programming language. It is most commonly used </text:span><text:span text:style-name="T2">as part of web </text:span></text:p>
          </draw:text-box>
        </draw:frame>
        <draw:frame draw:style-name="gr84" draw:text-style-name="P4" draw:layer="layout" svg:width="16.072cm" svg:height="0.471cm" svg:x="2.544cm" svg:y="19.018cm">
          <draw:text-box>
            <text:p text:style-name="P2"><text:span text:style-name="T2">browsers, whose implementations allow client side scripts to interact with the </text:span><text:span text:style-name="T2">user, control the </text:span></text:p>
          </draw:text-box>
        </draw:frame>
        <draw:frame draw:style-name="gr85" draw:text-style-name="P4" draw:layer="layout" svg:width="14.891cm" svg:height="0.471cm" svg:x="2.544cm" svg:y="19.575cm">
          <draw:text-box>
            <text:p text:style-name="P2"><text:span text:style-name="T2">browser, communicate asynchronously and alter the document content that is </text:span><text:span text:style-name="T2">displayed.</text:span></text:p>
          </draw:text-box>
        </draw:frame>
        <draw:frame draw:style-name="gr86" draw:text-style-name="P4" draw:layer="layout" svg:width="2.258cm" svg:height="0.471cm" svg:x="2.544cm" svg:y="20.489cm">
          <draw:text-box>
            <text:p text:style-name="P2"><text:span text:style-name="T7">BACKEND:</text:span></text:p>
          </draw:text-box>
        </draw:frame>
        <draw:frame draw:style-name="gr87" draw:text-style-name="P4" draw:layer="layout" svg:width="13.807cm" svg:height="0.471cm" svg:x="2.544cm" svg:y="21.399cm">
          <draw:text-box>
            <text:p text:style-name="P2"><text:span text:style-name="T2">The backend is implemented using MYSQL which is used to design the </text:span><text:span text:style-name="T2">databses.</text:span></text:p>
          </draw:text-box>
        </draw:frame>
        <draw:frame draw:style-name="gr88" draw:text-style-name="P4" draw:layer="layout" svg:width="1.661cm" svg:height="0.471cm" svg:x="2.544cm" svg:y="22.312cm">
          <draw:text-box>
            <text:p text:style-name="P2"><text:span text:style-name="T7">MYSQL </text:span></text:p>
          </draw:text-box>
        </draw:frame>
        <draw:frame draw:style-name="gr89" draw:text-style-name="P4" draw:layer="layout" svg:width="16.004cm" svg:height="0.471cm" svg:x="2.544cm" svg:y="23.223cm">
          <draw:text-box>
            <text:p text:style-name="P2"><text:span text:style-name="T2">MYSQL is the world’s second most widely used open source relational </text:span><text:span text:style-name="T2">database management </text:span></text:p>
          </draw:text-box>
        </draw:frame>
        <draw:frame draw:style-name="gr90" draw:text-style-name="P4" draw:layer="layout" svg:width="10.619cm" svg:height="0.471cm" svg:x="2.544cm" svg:y="23.784cm">
          <draw:text-box>
            <text:p text:style-name="P2"><text:span text:style-name="T2">system (RDBMS). The SQL phase stands for structured query.</text:span></text:p>
          </draw:text-box>
        </draw:frame>
        <draw:frame draw:style-name="gr91" draw:text-style-name="P4" draw:layer="layout" svg:width="0.849cm" svg:height="0.471cm" svg:x="2.544cm" svg:y="24.694cm">
          <draw:text-box>
            <text:p text:style-name="P2"><text:span text:style-name="T7">PHP</text:span></text:p>
          </draw:text-box>
        </draw:frame>
        <draw:line draw:style-name="gr10" draw:text-style-name="P7" draw:layer="layout" svg:x1="2.54cm" svg:y1="25.677cm" svg:x2="19.046cm" svg:y2="25.677cm">
          <text:p/>
        </draw:line>
        <draw:line draw:style-name="gr10" draw:text-style-name="P7" draw:layer="layout" svg:x1="2.54cm" svg:y1="25.677cm" svg:x2="19.046cm" svg:y2="25.677cm">
          <text:p/>
        </draw:line>
        <draw:frame draw:style-name="gr11" draw:text-style-name="P8" draw:layer="layout" svg:width="2.013cm" svg:height="0.454cm" svg:x="2.544cm" svg:y="25.741cm">
          <draw:text-box>
            <text:p text:style-name="P2"><text:span text:style-name="T4">4 | </text:span><text:span text:style-name="T5">P a g e</text:span></text:p>
          </draw:text-box>
        </draw:frame>
      </draw:page>
      <draw:page draw:name="User Interface" draw:style-name="dp1" draw:master-page-name="master-page3">
        <draw:frame draw:style-name="gr92" draw:text-style-name="P4" draw:layer="layout" svg:width="16.423cm" svg:height="0.471cm" svg:x="2.544cm" svg:y="2.56cm">
          <draw:text-box>
            <text:p text:style-name="P2"><text:span text:style-name="T2">PHP is a server side scripting language designed for web development but </text:span><text:span text:style-name="T2">also used as a general </text:span></text:p>
          </draw:text-box>
        </draw:frame>
        <draw:frame draw:style-name="gr93" draw:text-style-name="P4" draw:layer="layout" svg:width="15.932cm" svg:height="0.471cm" svg:x="2.544cm" svg:y="3.121cm">
          <draw:text-box>
            <text:p text:style-name="P2"><text:span text:style-name="T2">purpose programming language. PHP code is interpreted by web server with </text:span><text:span text:style-name="T2">a PHP processor </text:span></text:p>
          </draw:text-box>
        </draw:frame>
        <draw:frame draw:style-name="gr94" draw:text-style-name="P4" draw:layer="layout" svg:width="16.343cm" svg:height="0.471cm" svg:x="2.544cm" svg:y="3.679cm">
          <draw:text-box>
            <text:p text:style-name="P2"><text:span text:style-name="T2">module, which generates the resulting webpage: PHP commands can be </text:span><text:span text:style-name="T2">embedded directed into </text:span></text:p>
          </draw:text-box>
        </draw:frame>
        <draw:frame draw:style-name="gr95" draw:text-style-name="P4" draw:layer="layout" svg:width="4.79cm" svg:height="0.471cm" svg:x="2.544cm" svg:y="4.24cm">
          <draw:text-box>
            <text:p text:style-name="P2"><text:span text:style-name="T2">an HTML source document.</text:span></text:p>
          </draw:text-box>
        </draw:frame>
        <draw:frame draw:style-name="gr96" draw:text-style-name="P4" draw:layer="layout" svg:width="3.871cm" svg:height="0.471cm" svg:x="2.544cm" svg:y="5.15cm">
          <draw:text-box>
            <text:p text:style-name="P2"><text:span text:style-name="T7">2.2 Product functions</text:span></text:p>
          </draw:text-box>
        </draw:frame>
        <draw:frame draw:style-name="gr97" draw:text-style-name="P4" draw:layer="layout" svg:width="11.098cm" svg:height="0.471cm" svg:x="2.544cm" svg:y="6.064cm">
          <draw:text-box>
            <text:p text:style-name="P2"><text:span text:style-name="T2">This software package is expected to offer the following services </text:span></text:p>
          </draw:text-box>
        </draw:frame>
        <draw:frame draw:style-name="gr98" draw:text-style-name="P8" draw:layer="layout" svg:width="0.387cm" svg:height="0.454cm" svg:x="3.179cm" svg:y="6.991cm">
          <draw:text-box>
            <text:p text:style-name="P2"><text:span text:style-name="T8">1.</text:span></text:p>
          </draw:text-box>
        </draw:frame>
        <draw:frame draw:style-name="gr99" draw:text-style-name="P4" draw:layer="layout" svg:width="1.992cm" svg:height="0.471cm" svg:x="3.814cm" svg:y="6.974cm">
          <draw:text-box>
            <text:p text:style-name="P2"><text:span text:style-name="T2">For Admin:</text:span></text:p>
          </draw:text-box>
        </draw:frame>
        <draw:frame draw:style-name="gr100" draw:text-style-name="P8" draw:layer="layout" svg:width="0.391cm" svg:height="0.454cm" svg:x="4.449cm" svg:y="7.523cm">
          <draw:text-box>
            <text:p text:style-name="P2"><text:span text:style-name="T8">a)</text:span></text:p>
          </draw:text-box>
        </draw:frame>
        <draw:frame draw:style-name="gr101" draw:text-style-name="P4" draw:layer="layout" svg:width="11.504cm" svg:height="0.471cm" svg:x="5.084cm" svg:y="7.506cm">
          <draw:text-box>
            <text:p text:style-name="P2"><text:span text:style-name="T2">To facilitate the Updates and changes of the Software(</text:span><text:span text:style-name="T12">DyB</text:span><text:span text:style-name="T2">).</text:span></text:p>
          </draw:text-box>
        </draw:frame>
        <draw:frame draw:style-name="gr102" draw:text-style-name="P8" draw:layer="layout" svg:width="0.4cm" svg:height="0.454cm" svg:x="4.449cm" svg:y="8.053cm">
          <draw:text-box>
            <text:p text:style-name="P2"><text:span text:style-name="T8">b)</text:span></text:p>
          </draw:text-box>
        </draw:frame>
        <draw:frame draw:style-name="gr103" draw:text-style-name="P4" draw:layer="layout" svg:width="3.003cm" svg:height="0.471cm" svg:x="5.084cm" svg:y="8.036cm">
          <draw:text-box>
            <text:p text:style-name="P2"><text:span text:style-name="T2">To maintain bills.</text:span></text:p>
          </draw:text-box>
        </draw:frame>
        <draw:frame draw:style-name="gr98" draw:text-style-name="P8" draw:layer="layout" svg:width="0.387cm" svg:height="0.454cm" svg:x="4.449cm" svg:y="8.585cm">
          <draw:text-box>
            <text:p text:style-name="P2"><text:span text:style-name="T8">c)</text:span></text:p>
          </draw:text-box>
        </draw:frame>
        <draw:frame draw:style-name="gr104" draw:text-style-name="P4" draw:layer="layout" svg:width="12.723cm" svg:height="0.471cm" svg:x="5.084cm" svg:y="8.568cm">
          <draw:text-box>
            <text:p text:style-name="P2"><text:span text:style-name="T2">To provide the updates and important announcements regarding offers and </text:span></text:p>
          </draw:text-box>
        </draw:frame>
        <draw:frame draw:style-name="gr105" draw:text-style-name="P4" draw:layer="layout" svg:width="1.708cm" svg:height="0.471cm" svg:x="5.084cm" svg:y="9.097cm">
          <draw:text-box>
            <text:p text:style-name="P2"><text:span text:style-name="T2">discounts.</text:span></text:p>
          </draw:text-box>
        </draw:frame>
        <draw:frame draw:style-name="gr98" draw:text-style-name="P8" draw:layer="layout" svg:width="0.387cm" svg:height="0.454cm" svg:x="3.179cm" svg:y="10.201cm">
          <draw:text-box>
            <text:p text:style-name="P2"><text:span text:style-name="T8">2.</text:span></text:p>
          </draw:text-box>
        </draw:frame>
        <draw:frame draw:style-name="gr106" draw:text-style-name="P4" draw:layer="layout" svg:width="2.462cm" svg:height="0.471cm" svg:x="3.814cm" svg:y="10.184cm">
          <draw:text-box>
            <text:p text:style-name="P2"><text:span text:style-name="T2">For Customer:</text:span></text:p>
          </draw:text-box>
        </draw:frame>
        <draw:frame draw:style-name="gr107" draw:text-style-name="P4" draw:layer="layout" svg:width="13.117cm" svg:height="0.471cm" svg:x="5.084cm" svg:y="10.713cm">
          <draw:text-box>
            <text:p text:style-name="P2"><text:span text:style-name="T2">To access the updates about new functions,check the prices and </text:span></text:p>
          </draw:text-box>
        </draw:frame>
        <draw:frame draw:style-name="gr108" draw:text-style-name="P4" draw:layer="layout" svg:width="14.417cm" svg:height="0.471cm" svg:x="5.084cm" svg:y="11.274cm">
          <draw:text-box>
            <text:p text:style-name="P2"><text:span text:style-name="T2">discounts,Order the product,Developing their Business or product and give </text:span><text:span text:style-name="T2">feedback.</text:span></text:p>
          </draw:text-box>
        </draw:frame>
        <draw:frame draw:style-name="gr109" draw:text-style-name="P4" draw:layer="layout" svg:width="6.543cm" svg:height="0.471cm" svg:x="2.544cm" svg:y="12.745cm">
          <draw:text-box>
            <text:p text:style-name="P2"><text:span text:style-name="T7">2.3 User Classes and Characteristics</text:span></text:p>
          </draw:text-box>
        </draw:frame>
        <draw:frame draw:style-name="gr110" draw:text-style-name="P4" draw:layer="layout" svg:width="16.368cm" svg:height="0.471cm" svg:x="2.544cm" svg:y="13.655cm">
          <draw:text-box>
            <text:p text:style-name="P2"><text:span text:style-name="T2">The Customers may have interaction with Traders. In software, that any </text:span><text:span text:style-name="T2">customer <text:s/>can </text:span></text:p>
          </draw:text-box>
        </draw:frame>
        <draw:frame draw:style-name="gr111" draw:text-style-name="P4" draw:layer="layout" svg:width="16.44cm" svg:height="0.471cm" svg:x="2.544cm" svg:y="14.216cm">
          <draw:text-box>
            <text:p text:style-name="P2"><text:span text:style-name="T2">register and login into the system. Registered and Non Registered customers </text:span><text:span text:style-name="T2">are allowed <text:s/></text:span></text:p>
          </draw:text-box>
        </draw:frame>
        <draw:frame draw:style-name="gr112" draw:text-style-name="P4" draw:layer="layout" svg:width="7.512cm" svg:height="0.471cm" svg:x="2.544cm" svg:y="14.774cm">
          <draw:text-box>
            <text:p text:style-name="P2"><text:span text:style-name="T2">to use the services provided by the software.</text:span></text:p>
          </draw:text-box>
        </draw:frame>
        <draw:frame draw:style-name="gr113" draw:text-style-name="P4" draw:layer="layout" svg:width="5.107cm" svg:height="0.471cm" svg:x="2.544cm" svg:y="15.687cm">
          <draw:text-box>
            <text:p text:style-name="P2"><text:span text:style-name="T7">2.4 Operating Environment </text:span></text:p>
          </draw:text-box>
        </draw:frame>
        <draw:frame draw:style-name="gr114" draw:text-style-name="P4" draw:layer="layout" svg:width="12.186cm" svg:height="0.471cm" svg:x="2.544cm" svg:y="16.597cm">
          <draw:text-box>
            <text:p text:style-name="P2"><text:span text:style-name="T2">This software package is expected to work in the following atmosphere:</text:span></text:p>
          </draw:text-box>
        </draw:frame>
        <draw:frame draw:style-name="gr115" draw:text-style-name="P4" draw:layer="layout" svg:width="4.866cm" svg:height="0.471cm" svg:x="2.544cm" svg:y="17.511cm">
          <draw:text-box>
            <text:p text:style-name="P2"><text:span text:style-name="T2">Full stack web development,</text:span></text:p>
          </draw:text-box>
        </draw:frame>
        <draw:frame draw:style-name="gr100" draw:text-style-name="P8" draw:layer="layout" svg:width="0.391cm" svg:height="0.454cm" svg:x="3.179cm" svg:y="18.438cm">
          <draw:text-box>
            <text:p text:style-name="P2"><text:span text:style-name="T8">a)</text:span></text:p>
          </draw:text-box>
        </draw:frame>
        <draw:frame draw:style-name="gr116" draw:text-style-name="P4" draw:layer="layout" svg:width="6.581cm" svg:height="0.471cm" svg:x="3.814cm" svg:y="18.421cm">
          <draw:text-box>
            <text:p text:style-name="P2"><text:span text:style-name="T2">Front-end: HTML,CSS,JAVASCRIPT</text:span></text:p>
          </draw:text-box>
        </draw:frame>
        <draw:frame draw:style-name="gr102" draw:text-style-name="P8" draw:layer="layout" svg:width="0.4cm" svg:height="0.454cm" svg:x="3.179cm" svg:y="18.971cm">
          <draw:text-box>
            <text:p text:style-name="P2"><text:span text:style-name="T8">b)</text:span></text:p>
          </draw:text-box>
        </draw:frame>
        <draw:frame draw:style-name="gr117" draw:text-style-name="P4" draw:layer="layout" svg:width="4.21cm" svg:height="0.471cm" svg:x="3.814cm" svg:y="18.954cm">
          <draw:text-box>
            <text:p text:style-name="P2"><text:span text:style-name="T2">Back-end: PHP,MYSQL</text:span></text:p>
          </draw:text-box>
        </draw:frame>
        <draw:frame draw:style-name="gr118" draw:text-style-name="P4" draw:layer="layout" svg:width="7.872cm" svg:height="0.471cm" svg:x="2.544cm" svg:y="19.765cm">
          <draw:text-box>
            <text:p text:style-name="P2"><text:span text:style-name="T7">2.5 Design and Implementation Constraints</text:span></text:p>
          </draw:text-box>
        </draw:frame>
        <draw:frame draw:style-name="gr119" draw:text-style-name="P6" draw:layer="layout" svg:width="20.388cm" svg:height="2.351cm" svg:x="3.361cm" svg:y="20.465cm">
          <draw:text-box>
            <text:p text:style-name="P2"><text:span text:style-name="T2">DyB can give access to visit every customer.the customer who needs to </text:span><text:span text:style-name="T2">Develop their product and</text:span></text:p>
            <text:p text:style-name="P2"><text:span text:style-name="T2"><text:s/></text:span><text:span text:style-name="T2">who need to order the product ,he\she must register in DyB.To Register\</text:span><text:span text:style-name="T2">Signin <text:s/>he\she Should </text:span></text:p>
            <text:p text:style-name="P2"><text:span text:style-name="T2">use Name,username,password,email,address.for Developing their business </text:span><text:span text:style-name="T2">they have to register</text:span></text:p>
            <text:p text:style-name="P2"><text:span text:style-name="T2"><text:s/></text:span><text:span text:style-name="T2">with extra details like aadhar number,pan card.</text:span></text:p>
            <text:p text:style-name="P2"><text:span text:style-name="T2">Every details are stored in database,every uploded images by traders ,will </text:span><text:span text:style-name="T2">visible to customers.</text:span></text:p>
          </draw:text-box>
        </draw:frame>
        <draw:frame draw:style-name="gr120" draw:text-style-name="P4" draw:layer="layout" svg:width="6.221cm" svg:height="0.471cm" svg:x="2.544cm" svg:y="23.269cm">
          <draw:text-box>
            <text:p text:style-name="P2"><text:span text:style-name="T7">3. External interface requirements</text:span></text:p>
          </draw:text-box>
        </draw:frame>
        <draw:frame draw:style-name="gr121" draw:text-style-name="P4" draw:layer="layout" svg:width="3.448cm" svg:height="0.471cm" svg:x="2.544cm" svg:y="24.179cm">
          <draw:text-box>
            <text:p text:style-name="P2"><text:span text:style-name="T7">3.1 User interfaces </text:span></text:p>
          </draw:text-box>
        </draw:frame>
        <draw:line draw:style-name="gr10" draw:text-style-name="P7" draw:layer="layout" svg:x1="2.54cm" svg:y1="25.677cm" svg:x2="19.046cm" svg:y2="25.677cm">
          <text:p/>
        </draw:line>
        <draw:line draw:style-name="gr10" draw:text-style-name="P7" draw:layer="layout" svg:x1="2.54cm" svg:y1="25.677cm" svg:x2="19.046cm" svg:y2="25.677cm">
          <text:p/>
        </draw:line>
        <draw:frame draw:style-name="gr11" draw:text-style-name="P8" draw:layer="layout" svg:width="2.013cm" svg:height="0.454cm" svg:x="2.544cm" svg:y="25.741cm">
          <draw:text-box>
            <text:p text:style-name="P2"><text:span text:style-name="T4">5 | </text:span><text:span text:style-name="T5">P a g e</text:span></text:p>
          </draw:text-box>
        </draw:frame>
        <draw:custom-shape draw:style-name="gr122" draw:text-style-name="P15" draw:layer="layout" svg:width="0.7cm" svg:height="0.2cm" svg:x="2.6cm" svg:y="2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15" draw:layer="layout" svg:width="0.7cm" svg:height="0.2cm" svg:x="2.6cm" svg:y="2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ystem features" draw:style-name="dp1" draw:master-page-name="master-page43">
        <draw:frame draw:style-name="gr123" draw:text-style-name="P4" draw:layer="layout" svg:width="6.229cm" svg:height="0.471cm" svg:x="2.544cm" svg:y="2.56cm">
          <draw:text-box>
            <text:p text:style-name="P2"><text:span text:style-name="T2">The set of user interfaces consist of -</text:span></text:p>
          </draw:text-box>
        </draw:frame>
        <draw:frame draw:style-name="gr100" draw:text-style-name="P8" draw:layer="layout" svg:width="0.391cm" svg:height="0.454cm" svg:x="3.179cm" svg:y="3.491cm">
          <draw:text-box>
            <text:p text:style-name="P2"><text:span text:style-name="T8">a)</text:span></text:p>
          </draw:text-box>
        </draw:frame>
        <draw:frame draw:style-name="gr124" draw:text-style-name="P4" draw:layer="layout" svg:width="15.25cm" svg:height="0.471cm" svg:x="3.814cm" svg:y="3.474cm">
          <draw:text-box>
            <text:p text:style-name="P16"><text:span text:style-name="T2">There are two types of login types 1.Customer Login 2.Traders(Product </text:span><text:span text:style-name="T2">Developer) Login</text:span></text:p>
          </draw:text-box>
        </draw:frame>
        <draw:frame draw:style-name="gr102" draw:text-style-name="P8" draw:layer="layout" svg:width="0.4cm" svg:height="0.454cm" svg:x="3.179cm" svg:y="4.02cm">
          <draw:text-box>
            <text:p text:style-name="P2"><text:span text:style-name="T8">b)</text:span></text:p>
          </draw:text-box>
        </draw:frame>
        <draw:frame draw:style-name="gr125" draw:text-style-name="P4" draw:layer="layout" svg:width="13.379cm" svg:height="0.471cm" svg:x="3.814cm" svg:y="4.003cm">
          <draw:text-box>
            <text:p text:style-name="P2"><text:span text:style-name="T2">To read and update the details of Software. </text:span></text:p>
          </draw:text-box>
        </draw:frame>
        <draw:frame draw:style-name="gr126" draw:text-style-name="P4" draw:layer="layout" svg:width="4.117cm" svg:height="0.471cm" svg:x="2.544cm" svg:y="4.818cm">
          <draw:text-box>
            <text:p text:style-name="P2"><text:span text:style-name="T7">3.2 Software interfaces</text:span></text:p>
          </draw:text-box>
        </draw:frame>
        <draw:frame draw:style-name="gr127" draw:text-style-name="P4" draw:layer="layout" svg:width="4.485cm" svg:height="0.471cm" svg:x="2.544cm" svg:y="5.626cm">
          <draw:text-box>
            <text:p text:style-name="P2"><text:span text:style-name="T2">Third party softwares like </text:span></text:p>
          </draw:text-box>
        </draw:frame>
        <draw:frame draw:style-name="gr38" draw:text-style-name="P8" draw:layer="layout" svg:width="0.387cm" svg:height="0.387cm" svg:x="3.179cm" svg:y="6.645cm">
          <draw:text-box>
            <text:p text:style-name="P2"><text:span text:style-name="T9"></text:span></text:p>
          </draw:text-box>
        </draw:frame>
        <draw:frame draw:style-name="gr128" draw:text-style-name="P4" draw:layer="layout" svg:width="2.411cm" svg:height="0.471cm" svg:x="3.814cm" svg:y="6.536cm">
          <draw:text-box>
            <text:p text:style-name="P2"><text:span text:style-name="T2">Google EMail</text:span></text:p>
          </draw:text-box>
        </draw:frame>
        <draw:frame draw:style-name="gr129" draw:text-style-name="P4" draw:layer="layout" svg:width="5.416cm" svg:height="0.471cm" svg:x="2.544cm" svg:y="7.344cm">
          <draw:text-box>
            <text:p text:style-name="P2"><text:span text:style-name="T7">3.3 Communication interfaces</text:span></text:p>
          </draw:text-box>
        </draw:frame>
        <draw:frame draw:style-name="gr130" draw:text-style-name="P4" draw:layer="layout" svg:width="16.114cm" svg:height="0.471cm" svg:x="2.544cm" svg:y="8.258cm">
          <draw:text-box>
            <text:p text:style-name="P2"><text:span text:style-name="T2">This software package should be securely accessible through internet </text:span><text:span text:style-name="T2">communication channels.</text:span></text:p>
          </draw:text-box>
        </draw:frame>
        <draw:frame draw:style-name="gr131" draw:text-style-name="P4" draw:layer="layout" svg:width="3.393cm" svg:height="0.471cm" svg:x="2.544cm" svg:y="9.168cm">
          <draw:text-box>
            <text:p text:style-name="P2"><text:span text:style-name="T7">4. System Features</text:span></text:p>
          </draw:text-box>
        </draw:frame>
        <draw:frame draw:style-name="gr132" draw:text-style-name="P4" draw:layer="layout" svg:width="14.332cm" svg:height="0.471cm" svg:x="2.544cm" svg:y="10.082cm">
          <draw:text-box>
            <text:p text:style-name="P2"><text:span text:style-name="T2">The requirements of this software package are described as per each category </text:span><text:span text:style-name="T2">of user</text:span></text:p>
          </draw:text-box>
        </draw:frame>
        <draw:line draw:style-name="gr133" draw:text-style-name="P7" draw:layer="layout" svg:x1="2.48cm" svg:y1="11.753cm" svg:x2="19.275cm" svg:y2="11.753cm">
          <text:p/>
        </draw:line>
        <draw:line draw:style-name="gr133" draw:text-style-name="P7" draw:layer="layout" svg:x1="2.48cm" svg:y1="12.744cm" svg:x2="19.275cm" svg:y2="12.744cm">
          <text:p/>
        </draw:line>
        <draw:line draw:style-name="gr133" draw:text-style-name="P7" draw:layer="layout" svg:x1="2.48cm" svg:y1="15.5cm" svg:x2="19.275cm" svg:y2="15.5cm">
          <text:p/>
        </draw:line>
        <draw:line draw:style-name="gr133" draw:text-style-name="P7" draw:layer="layout" svg:x1="2.48cm" svg:y1="18.184cm" svg:x2="19.275cm" svg:y2="18.184cm">
          <text:p/>
        </draw:line>
        <draw:line draw:style-name="gr133" draw:text-style-name="P7" draw:layer="layout" svg:x1="2.48cm" svg:y1="21.648cm" svg:x2="19.275cm" svg:y2="21.648cm">
          <text:p/>
        </draw:line>
        <draw:line draw:style-name="gr133" draw:text-style-name="P7" draw:layer="layout" svg:x1="2.48cm" svg:y1="25.074cm" svg:x2="19.275cm" svg:y2="25.074cm">
          <text:p/>
        </draw:line>
        <draw:line draw:style-name="gr133" draw:text-style-name="P7" draw:layer="layout" svg:x1="2.487cm" svg:y1="11.742cm" svg:x2="2.487cm" svg:y2="25.081cm">
          <text:p/>
        </draw:line>
        <draw:line draw:style-name="gr133" draw:text-style-name="P7" draw:layer="layout" svg:x1="3.675cm" svg:y1="11.742cm" svg:x2="3.675cm" svg:y2="25.081cm">
          <text:p/>
        </draw:line>
        <draw:line draw:style-name="gr133" draw:text-style-name="P7" draw:layer="layout" svg:x1="10.237cm" svg:y1="11.742cm" svg:x2="10.237cm" svg:y2="25.081cm">
          <text:p/>
        </draw:line>
        <draw:line draw:style-name="gr133" draw:text-style-name="P7" draw:layer="layout" svg:x1="19.265cm" svg:y1="11.742cm" svg:x2="19.265cm" svg:y2="25.081cm">
          <text:p/>
        </draw:line>
        <draw:frame draw:style-name="gr134" draw:text-style-name="P4" draw:layer="layout" svg:width="6.335cm" svg:height="0.471cm" svg:x="2.544cm" svg:y="10.921cm">
          <draw:text-box>
            <text:p text:style-name="P2"><text:span text:style-name="T7">4.1 Use Case Activity for Customer</text:span></text:p>
          </draw:text-box>
        </draw:frame>
        <draw:frame draw:style-name="gr135" draw:text-style-name="P4" draw:layer="layout" svg:width="0.65cm" svg:height="0.471cm" svg:x="2.688cm" svg:y="11.779cm">
          <draw:text-box>
            <text:p text:style-name="P2"><text:span text:style-name="T2">S.N</text:span></text:p>
          </draw:text-box>
        </draw:frame>
        <draw:frame draw:style-name="gr136" draw:text-style-name="P4" draw:layer="layout" svg:width="0.422cm" svg:height="0.471cm" svg:x="2.688cm" svg:y="12.265cm">
          <draw:text-box>
            <text:p text:style-name="P2"><text:span text:style-name="T2">o.</text:span></text:p>
          </draw:text-box>
        </draw:frame>
        <draw:frame draw:style-name="gr96" draw:text-style-name="P4" draw:layer="layout" svg:width="3.871cm" svg:height="0.471cm" svg:x="3.881cm" svg:y="11.779cm">
          <draw:text-box>
            <text:p text:style-name="P2"><text:span text:style-name="T2">Stimulus from the user</text:span></text:p>
          </draw:text-box>
        </draw:frame>
        <draw:frame draw:style-name="gr137" draw:text-style-name="P4" draw:layer="layout" svg:width="4.731cm" svg:height="0.471cm" svg:x="10.442cm" svg:y="11.779cm">
          <draw:text-box>
            <text:p text:style-name="P2"><text:span text:style-name="T2">Response from the software</text:span></text:p>
          </draw:text-box>
        </draw:frame>
        <draw:frame draw:style-name="gr136" draw:text-style-name="P4" draw:layer="layout" svg:width="0.422cm" svg:height="0.471cm" svg:x="2.688cm" svg:y="12.77cm">
          <draw:text-box>
            <text:p text:style-name="P2"><text:span text:style-name="T2">1.</text:span></text:p>
          </draw:text-box>
        </draw:frame>
        <draw:frame draw:style-name="gr138" draw:text-style-name="P4" draw:layer="layout" svg:width="5.772cm" svg:height="0.471cm" svg:x="3.881cm" svg:y="12.77cm">
          <draw:text-box>
            <text:p text:style-name="P2"><text:span text:style-name="T2">The customer accesses the <text:s/>portal </text:span></text:p>
          </draw:text-box>
        </draw:frame>
        <draw:frame draw:style-name="gr139" draw:text-style-name="P4" draw:layer="layout" svg:width="3.338cm" svg:height="0.471cm" svg:x="3.881cm" svg:y="13.257cm">
          <draw:text-box>
            <text:p text:style-name="P2"><text:span text:style-name="T2">through the internet</text:span></text:p>
          </draw:text-box>
        </draw:frame>
        <draw:frame draw:style-name="gr140" draw:text-style-name="P4" draw:layer="layout" svg:width="6.868cm" svg:height="0.471cm" svg:x="10.442cm" svg:y="12.77cm">
          <draw:text-box>
            <text:p text:style-name="P2"><text:span text:style-name="T2">Software displays the following options:</text:span></text:p>
          </draw:text-box>
        </draw:frame>
        <draw:frame draw:style-name="gr38" draw:text-style-name="P8" draw:layer="layout" svg:width="0.387cm" svg:height="0.387cm" svg:x="11.077cm" svg:y="13.365cm">
          <draw:text-box>
            <text:p text:style-name="P2"><text:span text:style-name="T9"></text:span></text:p>
          </draw:text-box>
        </draw:frame>
        <draw:frame draw:style-name="gr141" draw:text-style-name="P4" draw:layer="layout" svg:width="1.01cm" svg:height="0.471cm" svg:x="11.712cm" svg:y="13.257cm">
          <draw:text-box>
            <text:p text:style-name="P2"><text:span text:style-name="T2">Name</text:span></text:p>
          </draw:text-box>
        </draw:frame>
        <draw:frame draw:style-name="gr38" draw:text-style-name="P8" draw:layer="layout" svg:width="0.387cm" svg:height="0.387cm" svg:x="11.077cm" svg:y="13.852cm">
          <draw:text-box>
            <text:p text:style-name="P2"><text:span text:style-name="T9"></text:span></text:p>
          </draw:text-box>
        </draw:frame>
        <draw:frame draw:style-name="gr142" draw:text-style-name="P4" draw:layer="layout" svg:width="1.238cm" svg:height="0.471cm" svg:x="11.712cm" svg:y="13.744cm">
          <draw:text-box>
            <text:p text:style-name="P2"><text:span text:style-name="T2">Mail id</text:span></text:p>
          </draw:text-box>
        </draw:frame>
        <draw:frame draw:style-name="gr38" draw:text-style-name="P8" draw:layer="layout" svg:width="0.387cm" svg:height="0.387cm" svg:x="11.077cm" svg:y="14.339cm">
          <draw:text-box>
            <text:p text:style-name="P2"><text:span text:style-name="T9"></text:span></text:p>
          </draw:text-box>
        </draw:frame>
        <draw:frame draw:style-name="gr143" draw:text-style-name="P4" draw:layer="layout" svg:width="1.623cm" svg:height="0.471cm" svg:x="11.712cm" svg:y="14.23cm">
          <draw:text-box>
            <text:p text:style-name="P2"><text:span text:style-name="T2">Password</text:span></text:p>
          </draw:text-box>
        </draw:frame>
        <draw:frame draw:style-name="gr136" draw:text-style-name="P4" draw:layer="layout" svg:width="0.422cm" svg:height="0.471cm" svg:x="2.688cm" svg:y="15.525cm">
          <draw:text-box>
            <text:p text:style-name="P2"><text:span text:style-name="T2">2.</text:span></text:p>
          </draw:text-box>
        </draw:frame>
        <draw:frame draw:style-name="gr144" draw:text-style-name="P4" draw:layer="layout" svg:width="5.912cm" svg:height="0.471cm" svg:x="3.881cm" svg:y="15.525cm">
          <draw:text-box>
            <text:p text:style-name="P2"><text:span text:style-name="T2">The customer logs in using Name, </text:span></text:p>
          </draw:text-box>
        </draw:frame>
        <draw:frame draw:style-name="gr145" draw:text-style-name="P4" draw:layer="layout" svg:width="3.177cm" svg:height="0.471cm" svg:x="3.881cm" svg:y="16.012cm">
          <draw:text-box>
            <text:p text:style-name="P2"><text:span text:style-name="T2">Mail id, Password.</text:span></text:p>
          </draw:text-box>
        </draw:frame>
        <draw:frame draw:style-name="gr38" draw:text-style-name="P8" draw:layer="layout" svg:width="0.387cm" svg:height="0.387cm" svg:x="11.077cm" svg:y="15.633cm">
          <draw:text-box>
            <text:p text:style-name="P2"><text:span text:style-name="T9"></text:span></text:p>
          </draw:text-box>
        </draw:frame>
        <draw:frame draw:style-name="gr146" draw:text-style-name="P4" draw:layer="layout" svg:width="7.131cm" svg:height="0.471cm" svg:x="11.712cm" svg:y="15.525cm">
          <draw:text-box>
            <text:p text:style-name="P2"><text:span text:style-name="T2">Software will validate the Name, Mail id, </text:span></text:p>
          </draw:text-box>
        </draw:frame>
        <draw:frame draw:style-name="gr147" draw:text-style-name="P4" draw:layer="layout" svg:width="1.729cm" svg:height="0.471cm" svg:x="11.712cm" svg:y="16.012cm">
          <draw:text-box>
            <text:p text:style-name="P2"><text:span text:style-name="T2">Password.</text:span></text:p>
          </draw:text-box>
        </draw:frame>
        <draw:frame draw:style-name="gr38" draw:text-style-name="P8" draw:layer="layout" svg:width="0.387cm" svg:height="0.387cm" svg:x="11.077cm" svg:y="16.607cm">
          <draw:text-box>
            <text:p text:style-name="P2"><text:span text:style-name="T9"></text:span></text:p>
          </draw:text-box>
        </draw:frame>
        <draw:frame draw:style-name="gr148" draw:text-style-name="P4" draw:layer="layout" svg:width="5.844cm" svg:height="0.471cm" svg:x="11.712cm" svg:y="16.499cm">
          <draw:text-box>
            <text:p text:style-name="P2"><text:span text:style-name="T2">An home interface will be opened </text:span></text:p>
          </draw:text-box>
        </draw:frame>
        <draw:frame draw:style-name="gr149" draw:text-style-name="P4" draw:layer="layout" svg:width="6.576cm" svg:height="0.471cm" svg:x="11.712cm" svg:y="16.986cm">
          <draw:text-box>
            <text:p text:style-name="P2"><text:span text:style-name="T2">displaying products with Categories.</text:span></text:p>
          </draw:text-box>
        </draw:frame>
        <draw:frame draw:style-name="gr136" draw:text-style-name="P4" draw:layer="layout" svg:width="0.422cm" svg:height="0.471cm" svg:x="2.688cm" svg:y="18.21cm">
          <draw:text-box>
            <text:p text:style-name="P2"><text:span text:style-name="T2">3.</text:span></text:p>
          </draw:text-box>
        </draw:frame>
        <draw:frame draw:style-name="gr150" draw:text-style-name="P4" draw:layer="layout" svg:width="5.738cm" svg:height="0.471cm" svg:x="3.881cm" svg:y="18.21cm">
          <draw:text-box>
            <text:p text:style-name="P2"><text:span text:style-name="T2">The customer can choose </text:span></text:p>
          </draw:text-box>
        </draw:frame>
        <draw:frame draw:style-name="gr151" draw:text-style-name="P4" draw:layer="layout" svg:width="4.417cm" svg:height="0.471cm" svg:x="10.442cm" svg:y="18.21cm">
          <draw:text-box>
            <text:p text:style-name="P2"><text:span text:style-name="T2">The software will display,</text:span></text:p>
          </draw:text-box>
        </draw:frame>
        <draw:frame draw:style-name="gr38" draw:text-style-name="P8" draw:layer="layout" svg:width="0.387cm" svg:height="0.387cm" svg:x="11.077cm" svg:y="18.805cm">
          <draw:text-box>
            <text:p text:style-name="P2"><text:span text:style-name="T9"></text:span></text:p>
          </draw:text-box>
        </draw:frame>
        <draw:frame draw:style-name="gr152" draw:text-style-name="P4" draw:layer="layout" svg:width="1.433cm" svg:height="0.471cm" svg:x="11.712cm" svg:y="18.697cm">
          <draw:text-box>
            <text:p text:style-name="P2"><text:span text:style-name="T2">DyB</text:span></text:p>
          </draw:text-box>
        </draw:frame>
        <draw:frame draw:style-name="gr38" draw:text-style-name="P8" draw:layer="layout" svg:width="0.387cm" svg:height="0.387cm" svg:x="11.077cm" svg:y="19.292cm">
          <draw:text-box>
            <text:p text:style-name="P2"><text:span text:style-name="T9"></text:span></text:p>
          </draw:text-box>
        </draw:frame>
        <draw:frame draw:style-name="gr153" draw:text-style-name="P4" draw:layer="layout" svg:width="1.255cm" svg:height="0.471cm" svg:x="11.712cm" svg:y="19.183cm">
          <draw:text-box>
            <text:p text:style-name="P2"><text:span text:style-name="T2">Home</text:span></text:p>
          </draw:text-box>
        </draw:frame>
        <draw:frame draw:style-name="gr38" draw:text-style-name="P8" draw:layer="layout" svg:width="0.387cm" svg:height="0.387cm" svg:x="11.077cm" svg:y="19.778cm">
          <draw:text-box>
            <text:p text:style-name="P2"><text:span text:style-name="T9"></text:span></text:p>
          </draw:text-box>
        </draw:frame>
        <draw:frame draw:style-name="gr154" draw:text-style-name="P4" draw:layer="layout" svg:width="1.505cm" svg:height="0.471cm" svg:x="11.712cm" svg:y="19.67cm">
          <draw:text-box>
            <text:p text:style-name="P2"><text:span text:style-name="T2">Account</text:span></text:p>
          </draw:text-box>
        </draw:frame>
        <draw:frame draw:style-name="gr38" draw:text-style-name="P8" draw:layer="layout" svg:width="0.387cm" svg:height="0.387cm" svg:x="11.077cm" svg:y="20.265cm">
          <draw:text-box>
            <text:p text:style-name="P2"><text:span text:style-name="T9"></text:span></text:p>
          </draw:text-box>
        </draw:frame>
        <draw:frame draw:style-name="gr155" draw:text-style-name="P4" draw:layer="layout" svg:width="1.149cm" svg:height="0.471cm" svg:x="11.712cm" svg:y="20.157cm">
          <draw:text-box>
            <text:p text:style-name="P2"><text:span text:style-name="T2">Orders</text:span></text:p>
          </draw:text-box>
        </draw:frame>
        <draw:frame draw:style-name="gr38" draw:text-style-name="P8" draw:layer="layout" svg:width="0.387cm" svg:height="0.387cm" svg:x="11.077cm" svg:y="20.752cm">
          <draw:text-box>
            <text:p text:style-name="P2"><text:span text:style-name="T9"></text:span></text:p>
          </draw:text-box>
        </draw:frame>
        <draw:frame draw:style-name="gr156" draw:text-style-name="P4" draw:layer="layout" svg:width="1.484cm" svg:height="0.471cm" svg:x="11.712cm" svg:y="20.644cm">
          <draw:text-box>
            <text:p text:style-name="P2"><text:span text:style-name="T2">Products</text:span></text:p>
          </draw:text-box>
        </draw:frame>
        <draw:frame draw:style-name="gr38" draw:text-style-name="P8" draw:layer="layout" svg:width="0.387cm" svg:height="0.387cm" svg:x="11.077cm" svg:y="21.239cm">
          <draw:text-box>
            <text:p text:style-name="P2"><text:span text:style-name="T9"></text:span></text:p>
          </draw:text-box>
        </draw:frame>
        <draw:frame draw:style-name="gr157" draw:text-style-name="P4" draw:layer="layout" svg:width="2.212cm" svg:height="0.471cm" svg:x="11.712cm" svg:y="21.131cm">
          <draw:text-box>
            <text:p text:style-name="P2"><text:span text:style-name="T2">Notifications</text:span></text:p>
          </draw:text-box>
        </draw:frame>
        <draw:frame draw:style-name="gr136" draw:text-style-name="P4" draw:layer="layout" svg:width="0.422cm" svg:height="0.471cm" svg:x="2.688cm" svg:y="21.674cm">
          <draw:text-box>
            <text:p text:style-name="P2"><text:span text:style-name="T2">4.</text:span></text:p>
          </draw:text-box>
        </draw:frame>
        <draw:frame draw:style-name="gr158" draw:text-style-name="P4" draw:layer="layout" svg:width="5.984cm" svg:height="0.471cm" svg:x="3.881cm" svg:y="21.674cm">
          <draw:text-box>
            <text:p text:style-name="P2"><text:span text:style-name="T2">The Traders can choose the </text:span></text:p>
          </draw:text-box>
        </draw:frame>
        <draw:frame draw:style-name="gr151" draw:text-style-name="P4" draw:layer="layout" svg:width="4.417cm" svg:height="0.471cm" svg:x="10.442cm" svg:y="21.674cm">
          <draw:text-box>
            <text:p text:style-name="P2"><text:span text:style-name="T2">The software will display,</text:span></text:p>
          </draw:text-box>
        </draw:frame>
        <draw:frame draw:style-name="gr38" draw:text-style-name="P8" draw:layer="layout" svg:width="0.387cm" svg:height="0.387cm" svg:x="11.077cm" svg:y="22.269cm">
          <draw:text-box>
            <text:p text:style-name="P2"><text:span text:style-name="T9"></text:span></text:p>
          </draw:text-box>
        </draw:frame>
        <draw:frame draw:style-name="gr152" draw:text-style-name="P4" draw:layer="layout" svg:width="1.433cm" svg:height="0.471cm" svg:x="11.712cm" svg:y="22.161cm">
          <draw:text-box>
            <text:p text:style-name="P2"><text:span text:style-name="T2">DyB</text:span></text:p>
          </draw:text-box>
        </draw:frame>
        <draw:frame draw:style-name="gr38" draw:text-style-name="P8" draw:layer="layout" svg:width="0.387cm" svg:height="0.387cm" svg:x="11.077cm" svg:y="22.756cm">
          <draw:text-box>
            <text:p text:style-name="P2"><text:span text:style-name="T9"></text:span></text:p>
          </draw:text-box>
        </draw:frame>
        <draw:frame draw:style-name="gr153" draw:text-style-name="P4" draw:layer="layout" svg:width="2.677cm" svg:height="0.471cm" svg:x="11.712cm" svg:y="22.648cm">
          <draw:text-box>
            <text:p text:style-name="P2"><text:span text:style-name="T2">Uplode Images </text:span></text:p>
          </draw:text-box>
        </draw:frame>
        <draw:frame draw:style-name="gr38" draw:text-style-name="P8" draw:layer="layout" svg:width="0.387cm" svg:height="0.387cm" svg:x="11.077cm" svg:y="23.243cm">
          <draw:text-box>
            <text:p text:style-name="P2"><text:span text:style-name="T9"></text:span></text:p>
          </draw:text-box>
        </draw:frame>
        <draw:frame draw:style-name="gr154" draw:text-style-name="P4" draw:layer="layout" svg:width="2.788cm" svg:height="0.471cm" svg:x="11.712cm" svg:y="23.134cm">
          <draw:text-box>
            <text:p text:style-name="P2"><text:span text:style-name="T2">Description Box</text:span></text:p>
          </draw:text-box>
        </draw:frame>
        <draw:frame draw:style-name="gr38" draw:text-style-name="P8" draw:layer="layout" svg:width="0.387cm" svg:height="0.387cm" svg:x="11.077cm" svg:y="23.73cm">
          <draw:text-box>
            <text:p text:style-name="P2"><text:span text:style-name="T9"></text:span></text:p>
          </draw:text-box>
        </draw:frame>
        <draw:frame draw:style-name="gr155" draw:text-style-name="P4" draw:layer="layout" svg:width="3.139cm" svg:height="0.471cm" svg:x="11.712cm" svg:y="23.621cm">
          <draw:text-box>
            <text:p text:style-name="P2"><text:span text:style-name="T2">Customer Address</text:span></text:p>
          </draw:text-box>
        </draw:frame>
        <draw:frame draw:style-name="gr38" draw:text-style-name="P8" draw:layer="layout" svg:width="0.387cm" svg:height="0.387cm" svg:x="11.077cm" svg:y="24.216cm">
          <draw:text-box>
            <text:p text:style-name="P2"><text:span text:style-name="T9"></text:span></text:p>
          </draw:text-box>
        </draw:frame>
        <draw:frame draw:style-name="gr38" draw:text-style-name="P8" draw:layer="layout" svg:width="0.387cm" svg:height="0.387cm" svg:x="11.077cm" svg:y="24.703cm">
          <draw:text-box>
            <text:p text:style-name="P2"><text:span text:style-name="T9"></text:span></text:p>
          </draw:text-box>
        </draw:frame>
        <draw:frame draw:style-name="gr157" draw:text-style-name="P4" draw:layer="layout" svg:width="4.743cm" svg:height="0.471cm" svg:x="11.712cm" svg:y="24.595cm">
          <draw:text-box>
            <text:p text:style-name="P2"><text:span text:style-name="T2">Location (Geo Coordinates)</text:span></text:p>
          </draw:text-box>
        </draw:frame>
        <draw:line draw:style-name="gr10" draw:text-style-name="P7" draw:layer="layout" svg:x1="2.54cm" svg:y1="25.677cm" svg:x2="19.046cm" svg:y2="25.677cm">
          <text:p/>
        </draw:line>
        <draw:line draw:style-name="gr10" draw:text-style-name="P7" draw:layer="layout" svg:x1="2.54cm" svg:y1="25.677cm" svg:x2="19.046cm" svg:y2="25.677cm">
          <text:p/>
        </draw:line>
        <draw:frame draw:style-name="gr11" draw:text-style-name="P8" draw:layer="layout" svg:width="2.013cm" svg:height="0.454cm" svg:x="2.544cm" svg:y="25.741cm">
          <draw:text-box>
            <text:p text:style-name="P2"><text:span text:style-name="T4">6 | </text:span><text:span text:style-name="T5">P a g e</text:span></text:p>
          </draw:text-box>
        </draw:frame>
        <draw:frame draw:style-name="gr159" draw:text-style-name="P6" draw:layer="layout" svg:width="4.159cm" svg:height="0.471cm" svg:x="11.7cm" svg:y="24.129cm">
          <draw:text-box>
            <text:p text:style-name="P2"><text:span text:style-name="T2">Customer Order Product</text:span></text:p>
          </draw:text-box>
        </draw:frame>
      </draw:page>
      <draw:page draw:name="Nonfunctional Requirements" draw:style-name="dp1" draw:master-page-name="master-page48">
        <draw:line draw:style-name="gr133" draw:text-style-name="P7" draw:layer="layout" svg:x1="2.48cm" svg:y1="2.553cm" svg:x2="19.275cm" svg:y2="2.553cm">
          <text:p/>
        </draw:line>
        <draw:line draw:style-name="gr133" draw:text-style-name="P7" draw:layer="layout" svg:x1="2.48cm" svg:y1="3.805cm" svg:x2="19.275cm" svg:y2="3.805cm">
          <text:p/>
        </draw:line>
        <draw:line draw:style-name="gr133" draw:text-style-name="P7" draw:layer="layout" svg:x1="2.48cm" svg:y1="5.057cm" svg:x2="19.275cm" svg:y2="5.057cm">
          <text:p/>
        </draw:line>
        <draw:line draw:style-name="gr133" draw:text-style-name="P7" draw:layer="layout" svg:x1="2.487cm" svg:y1="2.542cm" svg:x2="2.487cm" svg:y2="5.064cm">
          <text:p/>
        </draw:line>
        <draw:line draw:style-name="gr133" draw:text-style-name="P7" draw:layer="layout" svg:x1="3.675cm" svg:y1="2.542cm" svg:x2="3.675cm" svg:y2="5.064cm">
          <text:p/>
        </draw:line>
        <draw:line draw:style-name="gr133" draw:text-style-name="P7" draw:layer="layout" svg:x1="10.237cm" svg:y1="2.542cm" svg:x2="10.237cm" svg:y2="5.064cm">
          <text:p/>
        </draw:line>
        <draw:line draw:style-name="gr133" draw:text-style-name="P7" draw:layer="layout" svg:x1="19.265cm" svg:y1="2.542cm" svg:x2="19.265cm" svg:y2="5.064cm">
          <text:p/>
        </draw:line>
        <draw:frame draw:style-name="gr136" draw:text-style-name="P4" draw:layer="layout" svg:width="0.422cm" svg:height="0.471cm" svg:x="2.688cm" svg:y="2.578cm">
          <draw:text-box>
            <text:p text:style-name="P2"><text:span text:style-name="T2">5.</text:span></text:p>
          </draw:text-box>
        </draw:frame>
        <draw:frame draw:style-name="gr160" draw:text-style-name="P4" draw:layer="layout" svg:width="5.01cm" svg:height="0.471cm" svg:x="3.881cm" svg:y="2.578cm">
          <draw:text-box>
            <text:p text:style-name="P2"><text:span text:style-name="T2">The customer can choose the </text:span></text:p>
          </draw:text-box>
        </draw:frame>
        <draw:frame draw:style-name="gr161" draw:text-style-name="P4" draw:layer="layout" svg:width="3.46cm" svg:height="0.471cm" svg:x="3.881cm" svg:y="3.065cm">
          <draw:text-box>
            <text:p text:style-name="P2"><text:span text:style-name="T2">“</text:span><text:span text:style-name="T2">Complaint” option.</text:span></text:p>
          </draw:text-box>
        </draw:frame>
        <draw:frame draw:style-name="gr151" draw:text-style-name="P4" draw:layer="layout" svg:width="4.417cm" svg:height="0.471cm" svg:x="10.442cm" svg:y="2.578cm">
          <draw:text-box>
            <text:p text:style-name="P2"><text:span text:style-name="T2">The software will display,</text:span></text:p>
          </draw:text-box>
        </draw:frame>
        <draw:frame draw:style-name="gr162" draw:text-style-name="P8" draw:layer="layout" svg:width="6.187cm" svg:height="0.454cm" svg:x="10.442cm" svg:y="3.064cm">
          <draw:text-box>
            <text:p text:style-name="P2"><text:span text:style-name="T8">A form to complaint and submit</text:span></text:p>
          </draw:text-box>
        </draw:frame>
        <draw:frame draw:style-name="gr136" draw:text-style-name="P4" draw:layer="layout" svg:width="0.422cm" svg:height="0.471cm" svg:x="2.688cm" svg:y="3.83cm">
          <draw:text-box>
            <text:p text:style-name="P2"><text:span text:style-name="T2">6.</text:span></text:p>
          </draw:text-box>
        </draw:frame>
        <draw:frame draw:style-name="gr163" draw:text-style-name="P4" draw:layer="layout" svg:width="6.123cm" svg:height="0.471cm" svg:x="3.881cm" svg:y="3.83cm">
          <draw:text-box>
            <text:p text:style-name="P2"><text:span text:style-name="T2">The customer can choose the “Feed </text:span></text:p>
          </draw:text-box>
        </draw:frame>
        <draw:frame draw:style-name="gr164" draw:text-style-name="P4" draw:layer="layout" svg:width="2.352cm" svg:height="0.471cm" svg:x="3.881cm" svg:y="4.317cm">
          <draw:text-box>
            <text:p text:style-name="P2"><text:span text:style-name="T2">Back” option.</text:span></text:p>
          </draw:text-box>
        </draw:frame>
        <draw:frame draw:style-name="gr151" draw:text-style-name="P4" draw:layer="layout" svg:width="4.417cm" svg:height="0.471cm" svg:x="10.442cm" svg:y="3.83cm">
          <draw:text-box>
            <text:p text:style-name="P2"><text:span text:style-name="T2">The software will display,</text:span></text:p>
          </draw:text-box>
        </draw:frame>
        <draw:frame draw:style-name="gr165" draw:text-style-name="P4" draw:layer="layout" svg:width="4.13cm" svg:height="0.471cm" svg:x="10.442cm" svg:y="4.317cm">
          <draw:text-box>
            <text:p text:style-name="P2"><text:span text:style-name="T2">A form to give feedback</text:span></text:p>
          </draw:text-box>
        </draw:frame>
        <draw:line draw:style-name="gr133" draw:text-style-name="P7" draw:layer="layout" svg:x1="2.335cm" svg:y1="6.754cm" svg:x2="19.244cm" svg:y2="6.754cm">
          <text:p/>
        </draw:line>
        <draw:line draw:style-name="gr133" draw:text-style-name="P7" draw:layer="layout" svg:x1="2.335cm" svg:y1="7.745cm" svg:x2="19.244cm" svg:y2="7.745cm">
          <text:p/>
        </draw:line>
        <draw:line draw:style-name="gr133" draw:text-style-name="P7" draw:layer="layout" svg:x1="2.335cm" svg:y1="9.71cm" svg:x2="19.244cm" svg:y2="9.71cm">
          <text:p/>
        </draw:line>
        <draw:line draw:style-name="gr133" draw:text-style-name="P7" draw:layer="layout" svg:x1="2.335cm" svg:y1="11.675cm" svg:x2="19.244cm" svg:y2="11.675cm">
          <text:p/>
        </draw:line>
        <draw:line draw:style-name="gr133" draw:text-style-name="P7" draw:layer="layout" svg:x1="2.342cm" svg:y1="6.744cm" svg:x2="2.342cm" svg:y2="11.682cm">
          <text:p/>
        </draw:line>
        <draw:line draw:style-name="gr133" draw:text-style-name="P7" draw:layer="layout" svg:x1="3.686cm" svg:y1="6.744cm" svg:x2="3.686cm" svg:y2="11.682cm">
          <text:p/>
        </draw:line>
        <draw:line draw:style-name="gr133" draw:text-style-name="P7" draw:layer="layout" svg:x1="9.99cm" svg:y1="6.744cm" svg:x2="9.99cm" svg:y2="11.682cm">
          <text:p/>
        </draw:line>
        <draw:line draw:style-name="gr133" draw:text-style-name="P7" draw:layer="layout" svg:x1="19.233cm" svg:y1="6.744cm" svg:x2="19.233cm" svg:y2="11.682cm">
          <text:p/>
        </draw:line>
        <draw:frame draw:style-name="gr166" draw:text-style-name="P4" draw:layer="layout" svg:width="6.009cm" svg:height="0.471cm" svg:x="2.544cm" svg:y="5.922cm">
          <draw:text-box>
            <text:p text:style-name="P2"><text:span text:style-name="T7">4.2 Use Case Activity for Traders</text:span></text:p>
          </draw:text-box>
        </draw:frame>
        <draw:frame draw:style-name="gr167" draw:text-style-name="P4" draw:layer="layout" svg:width="0.861cm" svg:height="0.471cm" svg:x="2.544cm" svg:y="6.78cm">
          <draw:text-box>
            <text:p text:style-name="P2"><text:span text:style-name="T2">S.No</text:span></text:p>
          </draw:text-box>
        </draw:frame>
        <draw:frame draw:style-name="gr136" draw:text-style-name="P4" draw:layer="layout" svg:width="0.422cm" svg:height="0.471cm" svg:x="2.544cm" svg:y="7.267cm">
          <draw:text-box>
            <text:p text:style-name="P2"><text:span text:style-name="T2">.</text:span></text:p>
          </draw:text-box>
        </draw:frame>
        <draw:frame draw:style-name="gr96" draw:text-style-name="P4" draw:layer="layout" svg:width="3.871cm" svg:height="0.471cm" svg:x="3.891cm" svg:y="6.78cm">
          <draw:text-box>
            <text:p text:style-name="P2"><text:span text:style-name="T2">Stimulus from the user</text:span></text:p>
          </draw:text-box>
        </draw:frame>
        <draw:frame draw:style-name="gr137" draw:text-style-name="P4" draw:layer="layout" svg:width="4.731cm" svg:height="0.471cm" svg:x="10.192cm" svg:y="6.78cm">
          <draw:text-box>
            <text:p text:style-name="P2"><text:span text:style-name="T2">Response from the software</text:span></text:p>
          </draw:text-box>
        </draw:frame>
        <draw:frame draw:style-name="gr136" draw:text-style-name="P4" draw:layer="layout" svg:width="0.422cm" svg:height="0.471cm" svg:x="2.544cm" svg:y="7.771cm">
          <draw:text-box>
            <text:p text:style-name="P2"><text:span text:style-name="T2">1.</text:span></text:p>
          </draw:text-box>
        </draw:frame>
        <draw:frame draw:style-name="gr168" draw:text-style-name="P4" draw:layer="layout" svg:width="5.958cm" svg:height="0.471cm" svg:x="3.891cm" svg:y="7.771cm">
          <draw:text-box>
            <text:p text:style-name="P2"><text:span text:style-name="T2">Traders accesses the portal through</text:span></text:p>
          </draw:text-box>
        </draw:frame>
        <draw:frame draw:style-name="gr169" draw:text-style-name="P4" draw:layer="layout" svg:width="2.021cm" svg:height="0.471cm" svg:x="3.891cm" svg:y="8.258cm">
          <draw:text-box>
            <text:p text:style-name="P2"><text:span text:style-name="T2">the internet.</text:span></text:p>
          </draw:text-box>
        </draw:frame>
        <draw:frame draw:style-name="gr140" draw:text-style-name="P4" draw:layer="layout" svg:width="6.868cm" svg:height="0.471cm" svg:x="10.192cm" svg:y="7.771cm">
          <draw:text-box>
            <text:p text:style-name="P2"><text:span text:style-name="T2">Software displays the following options:</text:span></text:p>
          </draw:text-box>
        </draw:frame>
        <draw:frame draw:style-name="gr38" draw:text-style-name="P8" draw:layer="layout" svg:width="0.387cm" svg:height="0.387cm" svg:x="10.827cm" svg:y="8.366cm">
          <draw:text-box>
            <text:p text:style-name="P2"><text:span text:style-name="T9"></text:span></text:p>
          </draw:text-box>
        </draw:frame>
        <draw:frame draw:style-name="gr170" draw:text-style-name="P4" draw:layer="layout" svg:width="5.632cm" svg:height="0.471cm" svg:x="11.462cm" svg:y="8.258cm">
          <draw:text-box>
            <text:p text:style-name="P2"><text:span text:style-name="T2">Trade id <text:s text:c="13"/>Aadhar Number</text:span></text:p>
          </draw:text-box>
        </draw:frame>
        <draw:frame draw:style-name="gr38" draw:text-style-name="P8" draw:layer="layout" svg:width="0.387cm" svg:height="0.387cm" svg:x="10.827cm" svg:y="8.853cm">
          <draw:text-box>
            <text:p text:style-name="P2"><text:span text:style-name="T9"></text:span></text:p>
          </draw:text-box>
        </draw:frame>
        <draw:frame draw:style-name="gr142" draw:text-style-name="P4" draw:layer="layout" svg:width="1.238cm" svg:height="0.471cm" svg:x="11.462cm" svg:y="8.745cm">
          <draw:text-box>
            <text:p text:style-name="P2"><text:span text:style-name="T2">Mail id</text:span></text:p>
          </draw:text-box>
        </draw:frame>
        <draw:frame draw:style-name="gr38" draw:text-style-name="P8" draw:layer="layout" svg:width="0.387cm" svg:height="0.387cm" svg:x="10.827cm" svg:y="9.34cm">
          <draw:text-box>
            <text:p text:style-name="P2"><text:span text:style-name="T9"></text:span></text:p>
          </draw:text-box>
        </draw:frame>
        <draw:frame draw:style-name="gr143" draw:text-style-name="P4" draw:layer="layout" svg:width="1.623cm" svg:height="0.471cm" svg:x="11.462cm" svg:y="9.231cm">
          <draw:text-box>
            <text:p text:style-name="P2"><text:span text:style-name="T2">Password</text:span></text:p>
          </draw:text-box>
        </draw:frame>
        <draw:frame draw:style-name="gr136" draw:text-style-name="P4" draw:layer="layout" svg:width="0.422cm" svg:height="0.471cm" svg:x="2.544cm" svg:y="9.736cm">
          <draw:text-box>
            <text:p text:style-name="P2"><text:span text:style-name="T2">2.</text:span></text:p>
          </draw:text-box>
        </draw:frame>
        <draw:frame draw:style-name="gr171" draw:text-style-name="P4" draw:layer="layout" svg:width="5.383cm" svg:height="0.471cm" svg:x="3.891cm" svg:y="9.736cm">
          <draw:text-box>
            <text:p text:style-name="P2"><text:span text:style-name="T2">Traders logs in using Trade id, </text:span></text:p>
          </draw:text-box>
        </draw:frame>
        <draw:frame draw:style-name="gr145" draw:text-style-name="P4" draw:layer="layout" svg:width="3.177cm" svg:height="0.471cm" svg:x="3.891cm" svg:y="10.223cm">
          <draw:text-box>
            <text:p text:style-name="P2"><text:span text:style-name="T2">Mail id, Password.</text:span></text:p>
          </draw:text-box>
        </draw:frame>
        <draw:frame draw:style-name="gr38" draw:text-style-name="P8" draw:layer="layout" svg:width="0.387cm" svg:height="0.387cm" svg:x="10.827cm" svg:y="9.844cm">
          <draw:text-box>
            <text:p text:style-name="P2"><text:span text:style-name="T9"></text:span></text:p>
          </draw:text-box>
        </draw:frame>
        <draw:frame draw:style-name="gr172" draw:text-style-name="P4" draw:layer="layout" svg:width="7.3cm" svg:height="0.471cm" svg:x="11.462cm" svg:y="9.736cm">
          <draw:text-box>
            <text:p text:style-name="P2"><text:span text:style-name="T2">Software <text:s/>will validate the Trade id, Mail </text:span></text:p>
          </draw:text-box>
        </draw:frame>
        <draw:frame draw:style-name="gr173" draw:text-style-name="P4" draw:layer="layout" svg:width="2.165cm" svg:height="0.471cm" svg:x="11.462cm" svg:y="10.223cm">
          <draw:text-box>
            <text:p text:style-name="P2"><text:span text:style-name="T2">id, Password</text:span></text:p>
          </draw:text-box>
        </draw:frame>
        <draw:frame draw:style-name="gr38" draw:text-style-name="P8" draw:layer="layout" svg:width="0.387cm" svg:height="0.387cm" svg:x="10.827cm" svg:y="10.818cm">
          <draw:text-box>
            <text:p text:style-name="P2"><text:span text:style-name="T9"></text:span></text:p>
          </draw:text-box>
        </draw:frame>
        <draw:frame draw:style-name="gr174" draw:text-style-name="P4" draw:layer="layout" svg:width="6.987cm" svg:height="0.471cm" svg:x="11.462cm" svg:y="10.71cm">
          <draw:text-box>
            <text:p text:style-name="P2"><text:span text:style-name="T2">An interface will be opened displaying <text:s/></text:span></text:p>
          </draw:text-box>
        </draw:frame>
        <draw:frame draw:style-name="gr35" draw:text-style-name="P4" draw:layer="layout" svg:width="2.733cm" svg:height="0.471cm" svg:x="11.462cm" svg:y="11.196cm">
          <draw:text-box>
            <text:p text:style-name="P2"><text:span text:style-name="T2">activity options.</text:span></text:p>
          </draw:text-box>
        </draw:frame>
        <draw:frame draw:style-name="gr38" draw:text-style-name="P8" draw:layer="layout" svg:width="0.387cm" svg:height="0.387cm" svg:x="3.179cm" svg:y="11.809cm">
          <draw:text-box>
            <text:p text:style-name="P2"><text:span text:style-name="T9"></text:span></text:p>
          </draw:text-box>
        </draw:frame>
        <draw:frame draw:style-name="gr175" draw:text-style-name="P4" draw:layer="layout" svg:width="15.297cm" svg:height="0.471cm" svg:x="3.814cm" svg:y="11.701cm">
          <draw:text-box>
            <text:p text:style-name="P2"><text:span text:style-name="T2">The Traders gets different options like upload or update or both in every </text:span><text:span text:style-name="T2">option according </text:span></text:p>
          </draw:text-box>
        </draw:frame>
        <draw:frame draw:style-name="gr176" draw:text-style-name="P4" draw:layer="layout" svg:width="3.465cm" svg:height="0.471cm" svg:x="3.814cm" svg:y="12.188cm">
          <draw:text-box>
            <text:p text:style-name="P2"><text:span text:style-name="T2">to their requirement.</text:span></text:p>
          </draw:text-box>
        </draw:frame>
        <draw:frame draw:style-name="gr177" draw:text-style-name="P4" draw:layer="layout" svg:width="6.492cm" svg:height="0.471cm" svg:x="2.544cm" svg:y="14.707cm">
          <draw:text-box>
            <text:p text:style-name="P2"><text:span text:style-name="T7">5. Other nonfunctional requirement</text:span></text:p>
          </draw:text-box>
        </draw:frame>
        <draw:frame draw:style-name="gr178" draw:text-style-name="P4" draw:layer="layout" svg:width="5.62cm" svg:height="0.471cm" svg:x="2.544cm" svg:y="15.62cm">
          <draw:text-box>
            <text:p text:style-name="P2"><text:span text:style-name="T7">5.1 Performance Requirements</text:span></text:p>
          </draw:text-box>
        </draw:frame>
        <draw:frame draw:style-name="gr179" draw:text-style-name="P4" draw:layer="layout" svg:width="9.976cm" svg:height="0.471cm" svg:x="2.544cm" svg:y="16.178cm">
          <draw:text-box>
            <text:p text:style-name="P2"><text:span text:style-name="T2">This software should be able to handle the following tasks:</text:span></text:p>
          </draw:text-box>
        </draw:frame>
        <draw:frame draw:style-name="gr100" draw:text-style-name="P8" draw:layer="layout" svg:width="0.391cm" svg:height="0.454cm" svg:x="3.179cm" svg:y="17.108cm">
          <draw:text-box>
            <text:p text:style-name="P2"><text:span text:style-name="T8">a)</text:span></text:p>
          </draw:text-box>
        </draw:frame>
        <draw:frame draw:style-name="gr180" draw:text-style-name="P4" draw:layer="layout" svg:width="14.082cm" svg:height="0.471cm" svg:x="3.814cm" svg:y="17.091cm">
          <draw:text-box>
            <text:p text:style-name="P2"><text:span text:style-name="T2">It should be able to handle the MYSQL database for <text:s/>Traders and <text:s/>customers.</text:span></text:p>
          </draw:text-box>
        </draw:frame>
        <draw:frame draw:style-name="gr102" draw:text-style-name="P8" draw:layer="layout" svg:width="0.4cm" svg:height="0.454cm" svg:x="3.179cm" svg:y="17.638cm">
          <draw:text-box>
            <text:p text:style-name="P2"><text:span text:style-name="T8">b)</text:span></text:p>
          </draw:text-box>
        </draw:frame>
        <draw:frame draw:style-name="gr151" draw:text-style-name="P4" draw:layer="layout" svg:width="4.417cm" svg:height="0.471cm" svg:x="3.814cm" svg:y="17.621cm">
          <draw:text-box>
            <text:p text:style-name="P2"><text:span text:style-name="T2">It should work efficiently.</text:span></text:p>
          </draw:text-box>
        </draw:frame>
        <draw:frame draw:style-name="gr181" draw:text-style-name="P4" draw:layer="layout" svg:width="4.663cm" svg:height="0.471cm" svg:x="2.544cm" svg:y="18.965cm">
          <draw:text-box>
            <text:p text:style-name="P2"><text:span text:style-name="T7">5.2 Security requirements</text:span></text:p>
          </draw:text-box>
        </draw:frame>
        <draw:frame draw:style-name="gr182" draw:text-style-name="P4" draw:layer="layout" svg:width="3.291cm" svg:height="0.471cm" svg:x="2.544cm" svg:y="19.878cm">
          <draw:text-box>
            <text:p text:style-name="P2"><text:span text:style-name="T2"><text:s/></text:span><text:span text:style-name="T2">This software will,</text:span></text:p>
          </draw:text-box>
        </draw:frame>
        <draw:frame draw:style-name="gr100" draw:text-style-name="P8" draw:layer="layout" svg:width="0.391cm" svg:height="0.454cm" svg:x="3.179cm" svg:y="20.806cm">
          <draw:text-box>
            <text:p text:style-name="P2"><text:span text:style-name="T8">a)</text:span></text:p>
          </draw:text-box>
        </draw:frame>
        <draw:frame draw:style-name="gr4" draw:text-style-name="P4" draw:layer="layout" svg:width="6.153cm" svg:height="0.471cm" svg:x="3.814cm" svg:y="20.788cm">
          <draw:text-box>
            <text:p text:style-name="P2"><text:span text:style-name="T2">Authenticate each user, who logs in;</text:span></text:p>
          </draw:text-box>
        </draw:frame>
        <draw:frame draw:style-name="gr102" draw:text-style-name="P8" draw:layer="layout" svg:width="0.4cm" svg:height="0.454cm" svg:x="3.179cm" svg:y="21.338cm">
          <draw:text-box>
            <text:p text:style-name="P2"><text:span text:style-name="T8">b)</text:span></text:p>
          </draw:text-box>
        </draw:frame>
        <draw:frame draw:style-name="gr42" draw:text-style-name="P4" draw:layer="layout" svg:width="15.102cm" svg:height="0.471cm" svg:x="3.814cm" svg:y="21.321cm">
          <draw:text-box>
            <text:p text:style-name="P2"><text:span text:style-name="T2">When the user performs any action, authorize him/her to perform the actions </text:span><text:span text:style-name="T2">allowed for </text:span></text:p>
          </draw:text-box>
        </draw:frame>
        <draw:frame draw:style-name="gr183" draw:text-style-name="P4" draw:layer="layout" svg:width="11.313cm" svg:height="0.471cm" svg:x="3.814cm" svg:y="21.85cm">
          <draw:text-box>
            <text:p text:style-name="P2"><text:span text:style-name="T2">the user and displays an error message if found to be unauthorized.</text:span></text:p>
          </draw:text-box>
        </draw:frame>
        <draw:frame draw:style-name="gr184" draw:text-style-name="P4" draw:layer="layout" svg:width="6.614cm" svg:height="0.471cm" svg:x="2.544cm" svg:y="22.658cm">
          <draw:text-box>
            <text:p text:style-name="P2"><text:span text:style-name="T7">5.3 Other software quality attributes</text:span></text:p>
          </draw:text-box>
        </draw:frame>
        <draw:frame draw:style-name="gr185" draw:text-style-name="P4" draw:layer="layout" svg:width="14.649cm" svg:height="0.941cm" svg:x="2.544cm" svg:y="23.572cm">
          <draw:text-box>
            <text:p text:style-name="P2"><text:span text:style-name="T2">Every Customer Should Feel free to use this </text:span><text:span text:style-name="T12">DyB</text:span><text:span text:style-name="T2"> Software,It Should be </text:span><text:span text:style-name="T2">User friendly.</text:span></text:p>
            <text:p text:style-name="P2"><text:span text:style-name="T2">We will take and validate every feed back of our </text:span><text:span text:style-name="T12">DyB</text:span><text:span text:style-name="T2"> Users</text:span></text:p>
          </draw:text-box>
        </draw:frame>
        <draw:frame draw:style-name="gr186" draw:text-style-name="P4" draw:layer="layout" svg:width="3.194cm" svg:height="0.471cm" svg:x="2.544cm" svg:y="24.482cm">
          <draw:text-box>
            <text:p text:style-name="P2"><text:span text:style-name="T7">5.4 Business rules</text:span></text:p>
          </draw:text-box>
        </draw:frame>
        <draw:line draw:style-name="gr10" draw:text-style-name="P7" draw:layer="layout" svg:x1="2.54cm" svg:y1="25.677cm" svg:x2="19.046cm" svg:y2="25.677cm">
          <text:p/>
        </draw:line>
        <draw:line draw:style-name="gr10" draw:text-style-name="P7" draw:layer="layout" svg:x1="2.54cm" svg:y1="25.677cm" svg:x2="19.046cm" svg:y2="25.677cm">
          <text:p/>
        </draw:line>
        <draw:frame draw:style-name="gr11" draw:text-style-name="P8" draw:layer="layout" svg:width="2.013cm" svg:height="0.454cm" svg:x="2.544cm" svg:y="25.741cm">
          <draw:text-box>
            <text:p text:style-name="P2"><text:span text:style-name="T4">7 | </text:span><text:span text:style-name="T5">P a g e</text:span></text:p>
          </draw:text-box>
        </draw:frame>
        <draw:frame draw:style-name="gr157" draw:text-style-name="P4" draw:layer="layout" svg:width="1.035cm" svg:height="0.471cm" svg:x="11.713cm" svg:y="24.596cm">
          <draw:text-box>
            <text:p text:style-name="P2"><text:span text:style-name="T2">Home</text:span></text:p>
          </draw:text-box>
        </draw:frame>
        <draw:frame draw:style-name="gr187" draw:text-style-name="P18" draw:layer="layout" svg:width="0.178cm" svg:height="0.784cm" svg:x="14.122cm" svg:y="7.916cm">
          <draw:text-box>
            <text:p text:style-name="P17"><text:span text:style-name="T13">.</text:span></text:p>
          </draw:text-box>
        </draw:frame>
      </draw:page>
      <draw:page draw:name="page8" draw:style-name="dp1" draw:master-page-name="master-page48"/>
      <draw:page draw:name="page9" draw:style-name="dp1" draw:master-page-name="master-page3">
        <draw:frame draw:style-name="gr185" draw:text-style-name="P4" draw:layer="layout" svg:width="0.705cm" svg:height="0.471cm" svg:x="2.544cm" svg:y="2.56cm">
          <draw:text-box>
            <text:p text:style-name="P2"><text:span text:style-name="T2">NIL</text:span></text:p>
          </draw:text-box>
        </draw:frame>
        <draw:frame draw:style-name="gr136" draw:text-style-name="P4" draw:layer="layout" svg:width="0.422cm" svg:height="0.471cm" svg:x="3.814cm" svg:y="7.789cm">
          <draw:text-box>
            <text:p text:style-name="P2"><text:span text:style-name="T2"><text:s/></text:span></text:p>
          </draw:text-box>
        </draw:frame>
        <draw:line draw:style-name="gr10" draw:text-style-name="P7" draw:layer="layout" svg:x1="2.54cm" svg:y1="25.677cm" svg:x2="19.046cm" svg:y2="25.677cm">
          <text:p/>
        </draw:line>
        <draw:line draw:style-name="gr10" draw:text-style-name="P7" draw:layer="layout" svg:x1="2.54cm" svg:y1="25.677cm" svg:x2="19.046cm" svg:y2="25.677cm">
          <text:p/>
        </draw:line>
        <draw:frame draw:style-name="gr11" draw:text-style-name="P8" draw:layer="layout" svg:width="2.013cm" svg:height="0.454cm" svg:x="2.544cm" svg:y="25.741cm">
          <draw:text-box>
            <text:p text:style-name="P2"><text:span text:style-name="T4">8 | </text:span><text:span text:style-name="T5">P a g 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1" svg:font-family="Carlito"/>
    <style:font-face style:name="DejaVu Sans1" svg:font-family="'DejaVu Sans'"/>
    <style:font-face style:name="Liberation Serif2" svg:font-family="'Liberation Serif'"/>
    <style:font-face style:name="OpenSymbol1" svg:font-family="OpenSymbol"/>
    <style:font-face style:name="Arial Black" svg:font-family="'Arial Black'" style:font-family-generic="roman"/>
    <style:font-face style:name="Carlito" svg:font-family="Carlito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OpenSymbol" svg:font-family="OpenSymbol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8" style:page-layout-name="PM0" draw:style-name="Mdp1"/>
    <style:master-page style:name="master-page43" style:page-layout-name="PM0" draw:style-name="Mdp1"/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28T22:40:01.502626214</dc:date>
    <meta:editing-duration>PT3H7S</meta:editing-duration>
    <meta:editing-cycles>7</meta:editing-cycles>
    <meta:generator>LibreOffice/6.4.7.2$Linux_X86_64 LibreOffice_project/40$Build-2</meta:generator>
    <meta:document-statistic meta:object-count="316"/>
  </office:meta>
</office:document-meta>
</file>